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 style:list-style-name="L2"/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 style:font-name="Courier New" fo:font-size="15pt" style:font-name-asian="Courier New" style:font-size-asian="15pt" style:font-name-complex="Courier New" style:font-size-complex="15pt"/>
    </style:style>
    <style:style style:name="T4" style:family="text">
      <style:text-properties fo:color="#000000" style:font-name="Courier New" style:font-name-asian="Courier New" style:font-name-complex="Courier New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0000c0"/>
    </style:style>
    <style:style style:name="T7" style:family="text">
      <style:text-properties fo:color="#6a3e3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amil Roman IS WIMIP gr 3 </text:p>
      <text:p text:style-name="Standard">Scenariusz 3 Sprawozdanie:</text:p>
      <text:p text:style-name="Standard"/>
      <text:list xml:id="list6241891076166003674" text:style-name="L1">
        <text:list-item>
          <text:p text:style-name="P1">Zadanie polegało na wykorzystaniu i nauczeniu sieci wielowarstwowej rozpoznawania liter zarówno dużych jak i małych względem przygotowanego wcześniej wzorca.</text:p>
          <text:p text:style-name="P1">Do stworzenia takiej sieci wykorzystałem dwa rodzaje perceptronów różniących się podawanymi wartościami na wejściu (jeden rodzaj przyjmował tylko liczbę drugi wektor wyników) Sieć składała się z 3 warstw- wejściowej, ukrytej i wyjściowej w konfiguracji 20-5-20.<text:line-break/>Do uczenia sieci został wykorzystany algorytm wstecznej propagacji błędu o następujących krokach: <text:line-break/>a) Stworzenie warstw sieci.<text:line-break/>b) Podanie na wejście losowego wektora z danymi z puli<text:line-break/>c) Obserwacja wyników pierwszej warstwy i przeniesienie ich do drugiej</text:p>
          <text:p text:style-name="P1">d) Obserwacja wyników drugiej warstwy i przeniesienie ich do trzeciej<text:line-break/>e) Obliczenie błędu wyników na wyjściu<text:line-break/>f) Propagacja błędu na wejście drugiej warstwy<text:line-break/>g) Propagacja błędu na wejście pierwszej warstwy<text:line-break/>h) Zmiana wag pierwszej warstwy (początek uczenia)<text:line-break/>i) Zmiana wag drugiej warstwy<text:line-break/>j) Zmiana wag trzeciej warstwy<text:line-break/>k) Powtórzenie kroków b-j aż błąd będzie zadowalająco niski<text:line-break/><text:line-break/><text:line-break/></text:p>
        </text:list-item>
        <text:list-item>
          <text:p text:style-name="P1">Wyniki:</text:p>
        </text:list-item>
      </text:list>
      <text:p text:style-name="Standard">Przykładowe wyniki dla współczynnika uczenia 0.001:</text:p>
      <text:p text:style-name="Standard"/>
      <text:p text:style-name="P2">Zakonczono proces uczenia po: 182181 iteracjach</text:p>
      <text:p text:style-name="P6">Podaje na wejscie wektor: 9</text:p>
      <text:p text:style-name="P6">-0,05, -0,05, -0,05, -0,05, -0,05, -0,05, -0,05, -0,05, -0,05, 0,95, -0,05, -0,05, -0,05, -0,06, -0,05, -0,05, -0,05, -0,06, -0,05, -0,06, </text:p>
      <text:p text:style-name="P6">Expected answer:</text:p>
      <text:p text:style-name="P6">0.0, 0.0, 0.0, 0.0, 0.0, 0.0, 0.0, 0.0, 0.0, 1.0, 0.0, 0.0, 0.0, 0.0, 0.0, 0.0, 0.0, 0.0, 0.0, 0.0, </text:p>
      <text:p text:style-name="P6">Podaje na wejscie wektor: 13</text:p>
      <text:p text:style-name="P6">-0,06, -0,07, -0,07, -0,06, -0,07, -0,07, -0,08, -0,08, -0,07, -0,09, -0,07, -0,07, -0,09, 0,93, -0,08, -0,07, -0,08, -0,07, -0,08, -0,09, </text:p>
      <text:p text:style-name="P6">Expected answer:</text:p>
      <text:p text:style-name="P6">0.0, 0.0, 0.0, 0.0, 0.0, 0.0, 0.0, 0.0, 0.0, 0.0, 0.0, 0.0, 0.0, 1.0, 0.0, 0.0, 0.0, 0.0, 0.0, 0.0, </text:p>
      <text:p text:style-name="P6">Podaje na wejscie wektor: 5</text:p>
      <text:p text:style-name="P6">-0,05, -0,05, -0,05, -0,05, -0,05, 0,95, -0,05, -0,05, -0,05, -0,05, -0,06, -0,05, -0,05, -0,06, -0,05, -0,05, -0,05, -0,06, -0,05, -0,06, </text:p>
      <text:p text:style-name="P6">Expected answer:</text:p>
      <text:p text:style-name="P6">0.0, 0.0, 0.0, 0.0, 0.0, 1.0, 0.0, 0.0, 0.0, 0.0, 0.0, 0.0, 0.0, 0.0, 0.0, 0.0, 0.0, 0.0, 0.0, 0.0, </text:p>
      <text:p text:style-name="P6">Podaje na wejscie wektor: 9</text:p>
      <text:p text:style-name="P6">-0,05, -0,05, -0,05, -0,05, -0,05, -0,05, -0,05, -0,05, -0,05, 0,95, -0,05, -0,05, -0,05, -0,06, -0,05, -0,05, -0,05, -0,06, -0,05, -0,06, </text:p>
      <text:p text:style-name="P6">Expected answer:</text:p>
      <text:p text:style-name="P6">0.0, 0.0, 0.0, 0.0, 0.0, 0.0, 0.0, 0.0, 0.0, 1.0, 0.0, 0.0, 0.0, 0.0, 0.0, 0.0, 0.0, 0.0, 0.0, 0.0, </text:p>
      <text:p text:style-name="P6">Podaje na wejscie wektor: 6</text:p>
      <text:p text:style-name="P6">-0,05, -0,05, -0,05, -0,05, -0,05, -0,04, 0,95, -0,05, -0,05, -0,05, -0,05, -0,05, -0,05, -0,05, -0,05, -0,05, -0,05, -0,05, -0,05, -0,06, </text:p>
      <text:p text:style-name="P6">Expected answer:</text:p>
      <text:p text:style-name="P6">0.0, 0.0, 0.0, 0.0, 0.0, 0.0, 1.0, 0.0, 0.0, 0.0, 0.0, 0.0, 0.0, 0.0, 0.0, 0.0, <text:soft-page-break/>0.0, 0.0, 0.0, 0.0, </text:p>
      <text:p text:style-name="P6">Podaje na wejscie wektor: 19</text:p>
      <text:p text:style-name="P6">-0,07, -0,08, -0,08, -0,07, -0,07, -0,08, -0,08, -0,09, -0,08, -0,10, -0,08, -0,08, -0,12, -0,08, -0,09, -0,09, -0,09, -0,07, -0,11, 0,89, </text:p>
      <text:p text:style-name="P6">Expected answer:</text:p>
      <text:p text:style-name="P6">0.0, 0.0, 0.0, 0.0, 0.0, 0.0, 0.0, 0.0, 0.0, 0.0, 0.0, 0.0, 0.0, 0.0, 0.0, 0.0, 0.0, 0.0, 0.0, 1.0, </text:p>
      <text:p text:style-name="P6">Podaje na wejscie wektor: 17</text:p>
      <text:p text:style-name="P6">-0,06, -0,06, -0,06, -0,06, -0,06, -0,05, -0,06, -0,06, -0,06, -0,06, -0,06, -0,06, -0,06, -0,06, -0,06, -0,06, -0,06, 0,94, -0,06, -0,07, </text:p>
      <text:p text:style-name="P6">Expected answer:</text:p>
      <text:p text:style-name="P6">0.0, 0.0, 0.0, 0.0, 0.0, 0.0, 0.0, 0.0, 0.0, 0.0, 0.0, 0.0, 0.0, 0.0, 0.0, 0.0, 0.0, 1.0, 0.0, 0.0, </text:p>
      <text:p text:style-name="P6">Podaje na wejscie wektor: 17</text:p>
      <text:p text:style-name="P6">-0,06, -0,06, -0,06, -0,06, -0,06, -0,05, -0,06, -0,06, -0,06, -0,06, -0,06, -0,06, -0,06, -0,06, -0,06, -0,06, -0,06, 0,94, -0,06, -0,07, </text:p>
      <text:p text:style-name="P6">Expected answer:</text:p>
      <text:p text:style-name="P6">0.0, 0.0, 0.0, 0.0, 0.0, 0.0, 0.0, 0.0, 0.0, 0.0, 0.0, 0.0, 0.0, 0.0, 0.0, 0.0, 0.0, 1.0, 0.0, 0.0, </text:p>
      <text:p text:style-name="P6">Podaje na wejscie wektor: 11</text:p>
      <text:p text:style-name="P6">-0,06, -0,06, -0,06, -0,06, -0,06, -0,06, -0,06, -0,06, -0,06, -0,06, -0,06, 0,94, -0,07, -0,06, -0,06, -0,06, -0,07, -0,06, -0,07, -0,08, </text:p>
      <text:p text:style-name="P6">Expected answer:</text:p>
      <text:p text:style-name="P6">0.0, 0.0, 0.0, 0.0, 0.0, 0.0, 0.0, 0.0, 0.0, 0.0, 0.0, 1.0, 0.0, 0.0, 0.0, 0.0, 0.0, 0.0, 0.0, 0.0, </text:p>
      <text:p text:style-name="P6">Podaje na wejscie wektor: 11</text:p>
      <text:p text:style-name="P6">-0,06, -0,06, -0,06, -0,06, -0,06, -0,06, -0,06, -0,06, -0,06, -0,06, -0,06, 0,94, -0,07, -0,06, -0,06, -0,06, -0,07, -0,06, -0,07, -0,08, </text:p>
      <text:p text:style-name="P6">Expected answer:</text:p>
      <text:p text:style-name="P6">0.0, 0.0, 0.0, 0.0, 0.0, 0.0, 0.0, 0.0, 0.0, 0.0, 0.0, 1.0, 0.0, 0.0, 0.0, 0.0, 0.0, 0.0, 0.0, 0.0, </text:p>
      <text:p text:style-name="P6">Podaje na wejscie wektor: 11</text:p>
      <text:p text:style-name="P6">-0,06, -0,06, -0,06, -0,06, -0,06, -0,06, -0,06, -0,06, -0,06, -0,06, -0,06, 0,94, -0,07, -0,06, -0,06, -0,06, -0,07, -0,06, -0,07, -0,08, </text:p>
      <text:p text:style-name="P6">Expected answer:</text:p>
      <text:p text:style-name="P6">0.0, 0.0, 0.0, 0.0, 0.0, 0.0, 0.0, 0.0, 0.0, 0.0, 0.0, 1.0, 0.0, 0.0, 0.0, 0.0, 0.0, 0.0, 0.0, 0.0, </text:p>
      <text:p text:style-name="P6">Podaje na wejscie wektor: 1</text:p>
      <text:p text:style-name="P6">-0,05, 0,95, -0,05, -0,05, -0,05, -0,04, -0,05, -0,05, -0,05, -0,05, -0,05, -0,05, -0,05, -0,05, -0,05, -0,05, -0,05, -0,06, -0,05, -0,05, </text:p>
      <text:p text:style-name="P6">Expected answer:</text:p>
      <text:p text:style-name="P6">0.0, 1.0, 0.0, 0.0, 0.0, 0.0, 0.0, 0.0, 0.0, 0.0, 0.0, 0.0, 0.0, 0.0, 0.0, 0.0, 0.0, 0.0, 0.0, 0.0, </text:p>
      <text:p text:style-name="P6">Podaje na wejscie wektor: 6</text:p>
      <text:p text:style-name="P6">-0,05, -0,05, -0,05, -0,05, -0,05, -0,04, 0,95, -0,05, -0,05, -0,05, -0,05, -0,05, -0,05, -0,05, -0,05, -0,05, -0,05, -0,05, -0,05, -0,06, </text:p>
      <text:p text:style-name="P6">Expected answer:</text:p>
      <text:p text:style-name="P6">0.0, 0.0, 0.0, 0.0, 0.0, 0.0, 1.0, 0.0, 0.0, 0.0, 0.0, 0.0, 0.0, 0.0, 0.0, 0.0, 0.0, 0.0, 0.0, 0.0, </text:p>
      <text:p text:style-name="P6">Podaje na wejscie wektor: 13</text:p>
      <text:p text:style-name="P6">-0,06, -0,07, -0,07, -0,06, -0,07, -0,07, -0,08, -0,08, -0,07, -0,09, -0,07, -0,07, -0,09, 0,93, -0,08, -0,07, -0,08, -0,07, -0,08, -0,09, </text:p>
      <text:p text:style-name="P6">Expected answer:</text:p>
      <text:p text:style-name="P6">0.0, 0.0, 0.0, 0.0, 0.0, 0.0, 0.0, 0.0, 0.0, 0.0, 0.0, 0.0, 0.0, 1.0, 0.0, 0.0, 0.0, 0.0, 0.0, 0.0, </text:p>
      <text:p text:style-name="P6">Podaje na wejscie wektor: 11</text:p>
      <text:p text:style-name="P6">-0,06, -0,06, -0,06, -0,06, -0,06, -0,06, -0,06, -0,06, -0,06, -0,06, -0,06, 0,94, -0,07, -0,06, -0,06, -0,06, -0,07, -0,06, -0,07, -0,08, </text:p>
      <text:p text:style-name="P6">Expected answer:</text:p>
      <text:p text:style-name="P6">0.0, 0.0, 0.0, 0.0, 0.0, 0.0, 0.0, 0.0, 0.0, 0.0, 0.0, 1.0, 0.0, 0.0, 0.0, 0.0, 0.0, 0.0, 0.0, 0.0, </text:p>
      <text:p text:style-name="P6">Podaje na wejscie wektor: 18</text:p>
      <text:p text:style-name="P6">-0,06, -0,06, -0,06, -0,06, -0,06, -0,06, -0,06, -0,06, -0,06, -0,06, -0,06, -0,06, -0,08, -0,06, -0,06, -0,06, -0,07, -0,06, 0,93, -0,08, </text:p>
      <text:p text:style-name="P6"><text:soft-page-break/>Expected answer:</text:p>
      <text:p text:style-name="P6">0.0, 0.0, 0.0, 0.0, 0.0, 0.0, 0.0, 0.0, 0.0, 0.0, 0.0, 0.0, 0.0, 0.0, 0.0, 0.0, 0.0, 0.0, 1.0, 0.0, </text:p>
      <text:p text:style-name="P6">Podaje na wejscie wektor: 19</text:p>
      <text:p text:style-name="P6">-0,07, -0,08, -0,08, -0,07, -0,07, -0,08, -0,08, -0,09, -0,08, -0,10, -0,08, -0,08, -0,12, -0,08, -0,09, -0,09, -0,09, -0,07, -0,11, 0,89, </text:p>
      <text:p text:style-name="P6">Expected answer:</text:p>
      <text:p text:style-name="P6">0.0, 0.0, 0.0, 0.0, 0.0, 0.0, 0.0, 0.0, 0.0, 0.0, 0.0, 0.0, 0.0, 0.0, 0.0, 0.0, 0.0, 0.0, 0.0, 1.0, </text:p>
      <text:p text:style-name="P6">Podaje na wejscie wektor: 0</text:p>
      <text:p text:style-name="P6">0,95, -0,05, -0,05, -0,05, -0,05, -0,05, -0,05, -0,05, -0,05, -0,05, -0,05, -0,05, -0,05, -0,06, -0,05, -0,05, -0,05, -0,06, -0,05, -0,06, </text:p>
      <text:p text:style-name="P6">Expected answer:</text:p>
      <text:p text:style-name="P6">1.0, 0.0, 0.0, 0.0, 0.0, 0.0, 0.0, 0.0, 0.0, 0.0, 0.0, 0.0, 0.0, 0.0, 0.0, 0.0, 0.0, 0.0, 0.0, 0.0, </text:p>
      <text:p text:style-name="P6">Podaje na wejscie wektor: 15</text:p>
      <text:p text:style-name="P6">-0,06, -0,06, -0,06, -0,06, -0,06, -0,06, -0,06, -0,06, -0,06, -0,07, -0,06, -0,06, -0,07, -0,07, -0,07, 0,94, -0,07, -0,06, -0,07, -0,07, </text:p>
      <text:p text:style-name="P6">Expected answer:</text:p>
      <text:p text:style-name="P6">0.0, 0.0, 0.0, 0.0, 0.0, 0.0, 0.0, 0.0, 0.0, 0.0, 0.0, 0.0, 0.0, 0.0, 0.0, 1.0, 0.0, 0.0, 0.0, 0.0, </text:p>
      <text:p text:style-name="P6">Podaje na wejscie wektor: 2</text:p>
      <text:p text:style-name="P6">-0,05, -0,05, 0,95, -0,05, -0,05, -0,04, -0,05, -0,05, -0,05, -0,05, -0,05, -0,05, -0,05, -0,05, -0,05, -0,05, -0,05, -0,06, -0,05, -0,06, </text:p>
      <text:p text:style-name="P6">Expected answer:</text:p>
      <text:p text:style-name="P6">0.0, 0.0, 1.0, 0.0, 0.0, 0.0, 0.0, 0.0, 0.0, 0.0, 0.0, 0.0, 0.0, 0.0, 0.0, 0.0, 0.0, 0.0, 0.0, 0.0, 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Przykładowe wyniki dla wpsółczynnika uczenia 0.01:</text:span></text:p>
      <text:p text:style-name="Standard"><text:span text:style-name="T2"/></text:p>
      <text:p text:style-name="P2">Zakonczono proces uczenia po: 36896 iteracjach</text:p>
      <text:p text:style-name="P6">Podaje na wejscie wektor: 17</text:p>
      <text:p text:style-name="P6">-0,05, -0,05, -0,05, -0,04, -0,05, -0,05, -0,05, -0,05, -0,05, -0,05, -0,05, -0,05, -0,05, -0,05, -0,04, -0,06, -0,05, 0,96, -0,06, -0,07, </text:p>
      <text:p text:style-name="P6">Expected answer:</text:p>
      <text:p text:style-name="P6">0.0, 0.0, 0.0, 0.0, 0.0, 0.0, 0.0, 0.0, 0.0, 0.0, 0.0, 0.0, 0.0, 0.0, 0.0, 0.0, 0.0, 1.0, 0.0, 0.0, </text:p>
      <text:p text:style-name="P6">Podaje na wejscie wektor: 3</text:p>
      <text:p text:style-name="P6">-0,05, -0,05, -0,05, 0,96, -0,04, -0,05, -0,05, -0,05, -0,05, -0,04, -0,04, -0,05, -0,05, -0,04, -0,05, -0,05, -0,05, -0,05, -0,05, -0,06, </text:p>
      <text:p text:style-name="P6">Expected answer:</text:p>
      <text:p text:style-name="P6">0.0, 0.0, 0.0, 1.0, 0.0, 0.0, 0.0, 0.0, 0.0, 0.0, 0.0, 0.0, 0.0, 0.0, 0.0, 0.0, 0.0, 0.0, 0.0, 0.0, </text:p>
      <text:p text:style-name="P6">Podaje na wejscie wektor: 15</text:p>
      <text:p text:style-name="P6">-0,05, -0,05, -0,05, -0,05, -0,06, -0,05, -0,04, -0,04, -0,04, -0,06, -0,06, -0,07, -0,06, -0,07, -0,05, 0,93, -0,05, -0,04, -0,08, -0,10, </text:p>
      <text:p text:style-name="P6">Expected answer:</text:p>
      <text:p text:style-name="P6">0.0, 0.0, 0.0, 0.0, 0.0, 0.0, 0.0, 0.0, 0.0, 0.0, 0.0, 0.0, 0.0, 0.0, 0.0, 1.0, 0.0, 0.0, 0.0, 0.0, </text:p>
      <text:p text:style-name="P6">Podaje na wejscie wektor: 7</text:p>
      <text:p text:style-name="P6">-0,05, -0,05, -0,05, -0,04, -0,05, -0,05, -0,05, 0,95, -0,05, -0,05, -0,05, -0,05, -0,05, -0,05, -0,05, -0,05, -0,05, -0,05, -0,06, -0,06, </text:p>
      <text:p text:style-name="P6">Expected answer:</text:p>
      <text:p text:style-name="P6">0.0, 0.0, 0.0, 0.0, 0.0, 0.0, 0.0, 1.0, 0.0, 0.0, 0.0, 0.0, 0.0, 0.0, 0.0, 0.0, 0.0, 0.0, 0.0, 0.0, </text:p>
      <text:p text:style-name="P6">Podaje na wejscie wektor: 4</text:p>
      <text:p text:style-name="P6">-0,05, -0,05, -0,05, -0,04, 0,96, -0,05, -0,05, -0,05, -0,05, -0,04, -0,04, -0,05, -0,05, -0,04, -0,04, -0,05, -0,05, -0,05, -0,05, -0,05, </text:p>
      <text:p text:style-name="P6">Expected answer:</text:p>
      <text:p text:style-name="P6">0.0, 0.0, 0.0, 0.0, 1.0, 0.0, 0.0, 0.0, 0.0, 0.0, 0.0, 0.0, 0.0, 0.0, 0.0, 0.0, 0.0, 0.0, 0.0, 0.0, </text:p>
      <text:p text:style-name="P6">Podaje na wejscie wektor: 19</text:p>
      <text:p text:style-name="P6"><text:soft-page-break/>-0,07, -0,08, -0,08, -0,09, -0,08, -0,07, -0,07, -0,06, -0,05, -0,10, -0,11, -0,11, -0,07, -0,11, -0,09, -0,09, -0,07, -0,07, -0,14, 0,82, </text:p>
      <text:p text:style-name="P6">Expected answer:</text:p>
      <text:p text:style-name="P6">0.0, 0.0, 0.0, 0.0, 0.0, 0.0, 0.0, 0.0, 0.0, 0.0, 0.0, 0.0, 0.0, 0.0, 0.0, 0.0, 0.0, 0.0, 0.0, 1.0, </text:p>
      <text:p text:style-name="P6">Podaje na wejscie wektor: 17</text:p>
      <text:p text:style-name="P6">-0,05, -0,05, -0,05, -0,04, -0,05, -0,05, -0,05, -0,05, -0,05, -0,05, -0,05, -0,05, -0,05, -0,05, -0,04, -0,06, -0,05, 0,96, -0,06, -0,07, </text:p>
      <text:p text:style-name="P6">Expected answer:</text:p>
      <text:p text:style-name="P6">0.0, 0.0, 0.0, 0.0, 0.0, 0.0, 0.0, 0.0, 0.0, 0.0, 0.0, 0.0, 0.0, 0.0, 0.0, 0.0, 0.0, 1.0, 0.0, 0.0, </text:p>
      <text:p text:style-name="P6">Podaje na wejscie wektor: 6</text:p>
      <text:p text:style-name="P6">-0,05, -0,05, -0,05, -0,04, -0,04, -0,05, 0,95, -0,05, -0,05, -0,05, -0,04, -0,05, -0,05, -0,05, -0,05, -0,05, -0,05, -0,05, -0,06, -0,06, </text:p>
      <text:p text:style-name="P6">Expected answer:</text:p>
      <text:p text:style-name="P6">0.0, 0.0, 0.0, 0.0, 0.0, 0.0, 1.0, 0.0, 0.0, 0.0, 0.0, 0.0, 0.0, 0.0, 0.0, 0.0, 0.0, 0.0, 0.0, 0.0, </text:p>
      <text:p text:style-name="P6">Podaje na wejscie wektor: 13</text:p>
      <text:p text:style-name="P6">-0,06, -0,06, -0,06, -0,06, -0,06, -0,06, -0,06, -0,05, -0,05, -0,07, -0,07, -0,07, -0,06, 0,93, -0,06, -0,07, -0,06, -0,05, -0,08, -0,10, </text:p>
      <text:p text:style-name="P6">Expected answer:</text:p>
      <text:p text:style-name="P6">0.0, 0.0, 0.0, 0.0, 0.0, 0.0, 0.0, 0.0, 0.0, 0.0, 0.0, 0.0, 0.0, 1.0, 0.0, 0.0, 0.0, 0.0, 0.0, 0.0, </text:p>
      <text:p text:style-name="P6">Podaje na wejscie wektor: 3</text:p>
      <text:p text:style-name="P6">-0,05, -0,05, -0,05, 0,96, -0,04, -0,05, -0,05, -0,05, -0,05, -0,04, -0,04, -0,05, -0,05, -0,04, -0,05, -0,05, -0,05, -0,05, -0,05, -0,06, </text:p>
      <text:p text:style-name="P6">Expected answer:</text:p>
      <text:p text:style-name="P6">0.0, 0.0, 0.0, 1.0, 0.0, 0.0, 0.0, 0.0, 0.0, 0.0, 0.0, 0.0, 0.0, 0.0, 0.0, 0.0, 0.0, 0.0, 0.0, 0.0, </text:p>
      <text:p text:style-name="P6">Podaje na wejscie wektor: 3</text:p>
      <text:p text:style-name="P6">-0,05, -0,05, -0,05, 0,96, -0,04, -0,05, -0,05, -0,05, -0,05, -0,04, -0,04, -0,05, -0,05, -0,04, -0,05, -0,05, -0,05, -0,05, -0,05, -0,06, </text:p>
      <text:p text:style-name="P6">Expected answer:</text:p>
      <text:p text:style-name="P6">0.0, 0.0, 0.0, 1.0, 0.0, 0.0, 0.0, 0.0, 0.0, 0.0, 0.0, 0.0, 0.0, 0.0, 0.0, 0.0, 0.0, 0.0, 0.0, 0.0, </text:p>
      <text:p text:style-name="P6">Podaje na wejscie wektor: 18</text:p>
      <text:p text:style-name="P6">-0,06, -0,06, -0,07, -0,06, -0,06, -0,06, -0,06, -0,05, -0,05, -0,08, -0,08, -0,08, -0,07, -0,08, -0,07, -0,07, -0,07, -0,06, 0,90, -0,11, </text:p>
      <text:p text:style-name="P6">Expected answer:</text:p>
      <text:p text:style-name="P6">0.0, 0.0, 0.0, 0.0, 0.0, 0.0, 0.0, 0.0, 0.0, 0.0, 0.0, 0.0, 0.0, 0.0, 0.0, 0.0, 0.0, 0.0, 1.0, 0.0, </text:p>
      <text:p text:style-name="P6">Podaje na wejscie wektor: 11</text:p>
      <text:p text:style-name="P6">-0,05, -0,05, -0,05, -0,05, -0,05, -0,05, -0,05, -0,05, -0,05, -0,05, -0,05, 0,95, -0,05, -0,05, -0,05, -0,06, -0,05, -0,05, -0,06, -0,07, </text:p>
      <text:p text:style-name="P6">Expected answer:</text:p>
      <text:p text:style-name="P6">0.0, 0.0, 0.0, 0.0, 0.0, 0.0, 0.0, 0.0, 0.0, 0.0, 0.0, 1.0, 0.0, 0.0, 0.0, 0.0, 0.0, 0.0, 0.0, 0.0, </text:p>
      <text:p text:style-name="P6">Podaje na wejscie wektor: 0</text:p>
      <text:p text:style-name="P6">0,95, -0,04, -0,05, -0,04, -0,04, -0,05, -0,05, -0,05, -0,05, -0,04, -0,04, -0,05, -0,05, -0,04, -0,04, -0,05, -0,05, -0,05, -0,05, -0,05, </text:p>
      <text:p text:style-name="P6">Expected answer:</text:p>
      <text:p text:style-name="P6">1.0, 0.0, 0.0, 0.0, 0.0, 0.0, 0.0, 0.0, 0.0, 0.0, 0.0, 0.0, 0.0, 0.0, 0.0, 0.0, 0.0, 0.0, 0.0, 0.0, </text:p>
      <text:p text:style-name="P6">Podaje na wejscie wektor: 17</text:p>
      <text:p text:style-name="P6">-0,05, -0,05, -0,05, -0,04, -0,05, -0,05, -0,05, -0,05, -0,05, -0,05, -0,05, -0,05, -0,05, -0,05, -0,04, -0,06, -0,05, 0,96, -0,06, -0,07, </text:p>
      <text:p text:style-name="P6">Expected answer:</text:p>
      <text:p text:style-name="P6">0.0, 0.0, 0.0, 0.0, 0.0, 0.0, 0.0, 0.0, 0.0, 0.0, 0.0, 0.0, 0.0, 0.0, 0.0, 0.0, 0.0, 1.0, 0.0, 0.0, </text:p>
      <text:p text:style-name="P6">Podaje na wejscie wektor: 8</text:p>
      <text:p text:style-name="P6">-0,06, -0,06, -0,05, -0,06, -0,05, -0,06, -0,06, -0,06, 0,95, -0,06, -0,07, -0,05, -0,05, -0,05, -0,06, -0,06, -0,05, -0,06, -0,07, -0,09, </text:p>
      <text:p text:style-name="P6">Expected answer:</text:p>
      <text:p text:style-name="P6">0.0, 0.0, 0.0, 0.0, 0.0, 0.0, 0.0, 0.0, 1.0, 0.0, 0.0, 0.0, 0.0, 0.0, 0.0, 0.0, <text:soft-page-break/>0.0, 0.0, 0.0, 0.0, </text:p>
      <text:p text:style-name="P6">Podaje na wejscie wektor: 14</text:p>
      <text:p text:style-name="P6">-0,05, -0,05, -0,05, -0,05, -0,05, -0,05, -0,05, -0,05, -0,05, -0,05, -0,05, -0,06, -0,06, -0,06, 0,95, -0,06, -0,05, -0,05, -0,07, -0,08, </text:p>
      <text:p text:style-name="P6">Expected answer:</text:p>
      <text:p text:style-name="P6">0.0, 0.0, 0.0, 0.0, 0.0, 0.0, 0.0, 0.0, 0.0, 0.0, 0.0, 0.0, 0.0, 0.0, 1.0, 0.0, 0.0, 0.0, 0.0, 0.0, </text:p>
      <text:p text:style-name="P6">Podaje na wejscie wektor: 14</text:p>
      <text:p text:style-name="P6">-0,05, -0,05, -0,05, -0,05, -0,05, -0,05, -0,05, -0,05, -0,05, -0,05, -0,05, -0,06, -0,06, -0,06, 0,95, -0,06, -0,05, -0,05, -0,07, -0,08, </text:p>
      <text:p text:style-name="P6">Expected answer:</text:p>
      <text:p text:style-name="P6">0.0, 0.0, 0.0, 0.0, 0.0, 0.0, 0.0, 0.0, 0.0, 0.0, 0.0, 0.0, 0.0, 0.0, 1.0, 0.0, 0.0, 0.0, 0.0, 0.0, </text:p>
      <text:p text:style-name="P6">Podaje na wejscie wektor: 12</text:p>
      <text:p text:style-name="P6">-0,06, -0,06, -0,06, -0,06, -0,06, -0,06, -0,06, -0,05, -0,05, -0,08, -0,07, -0,08, 0,94, -0,07, -0,07, -0,07, -0,06, -0,06, -0,10, -0,11, </text:p>
      <text:p text:style-name="P6">Expected answer:</text:p>
      <text:p text:style-name="P6">0.0, 0.0, 0.0, 0.0, 0.0, 0.0, 0.0, 0.0, 0.0, 0.0, 0.0, 0.0, 1.0, 0.0, 0.0, 0.0, 0.0, 0.0, 0.0, 0.0, </text:p>
      <text:p text:style-name="P6">Podaje na wejscie wektor: 17</text:p>
      <text:p text:style-name="P6">-0,05, -0,05, -0,05, -0,04, -0,05, -0,05, -0,05, -0,05, -0,05, -0,05, -0,05, -0,05, -0,05, -0,05, -0,04, -0,06, -0,05, 0,96, -0,06, -0,07, </text:p>
      <text:p text:style-name="P6">Expected answer:</text:p>
      <text:p text:style-name="P6">0.0, 0.0, 0.0, 0.0, 0.0, 0.0, 0.0, 0.0, 0.0, 0.0, 0.0, 0.0, 0.0, 0.0, 0.0, 0.0, 0.0, 1.0, 0.0, 0.0, </text:p>
      <text:p text:style-name="Standard"><text:span text:style-name="T2"/></text:p>
      <text:p text:style-name="Standard"><text:span text:style-name="T2"/></text:p>
      <text:p text:style-name="Standard"><text:span text:style-name="T2">Przykładowe wyniki dla współczynnika uczenia 0.1;</text:span></text:p>
      <text:p text:style-name="Standard"><text:span text:style-name="T2"/></text:p>
      <text:p text:style-name="Standard"><text:span text:style-name="T2"/></text:p>
      <text:p text:style-name="P2">Zakonczono proces uczenia po: 14581 iteracjach</text:p>
      <text:p text:style-name="P6">Podaje na wejscie wektor: 17</text:p>
      <text:p text:style-name="P6">-0,03, -0,05, -0,04, -0,05, -0,05, -0,05, -0,04, -0,05, -0,05, -0,05, -0,04, -0,05, -0,05, -0,05, -0,05, -0,05, -0,04, 0,96, -0,04, -0,03, </text:p>
      <text:p text:style-name="P6">Expected answer:</text:p>
      <text:p text:style-name="P6">0.0, 0.0, 0.0, 0.0, 0.0, 0.0, 0.0, 0.0, 0.0, 0.0, 0.0, 0.0, 0.0, 0.0, 0.0, 0.0, 0.0, 1.0, 0.0, 0.0, </text:p>
      <text:p text:style-name="P6">Podaje na wejscie wektor: 12</text:p>
      <text:p text:style-name="P6">-0,03, -0,05, -0,04, -0,05, -0,05, -0,05, -0,04, -0,05, -0,05, -0,05, -0,04, -0,05, 0,95, -0,05, -0,05, -0,05, -0,04, -0,04, -0,04, -0,04, </text:p>
      <text:p text:style-name="P6">Expected answer:</text:p>
      <text:p text:style-name="P6">0.0, 0.0, 0.0, 0.0, 0.0, 0.0, 0.0, 0.0, 0.0, 0.0, 0.0, 0.0, 1.0, 0.0, 0.0, 0.0, 0.0, 0.0, 0.0, 0.0, </text:p>
      <text:p text:style-name="P6">Podaje na wejscie wektor: 8</text:p>
      <text:p text:style-name="P6">-0,03, -0,06, -0,04, -0,05, -0,04, -0,05, -0,04, -0,05, 0,95, -0,04, -0,04, -0,04, -0,05, -0,05, -0,05, -0,05, -0,04, -0,04, -0,04, -0,04, </text:p>
      <text:p text:style-name="P6">Expected answer:</text:p>
      <text:p text:style-name="P6">0.0, 0.0, 0.0, 0.0, 0.0, 0.0, 0.0, 0.0, 1.0, 0.0, 0.0, 0.0, 0.0, 0.0, 0.0, 0.0, 0.0, 0.0, 0.0, 0.0, </text:p>
      <text:p text:style-name="P6">Podaje na wejscie wektor: 4</text:p>
      <text:p text:style-name="P6">-0,03, -0,06, -0,04, -0,06, 0,95, -0,05, -0,04, -0,05, -0,05, -0,05, -0,04, -0,05, -0,05, -0,05, -0,05, -0,05, -0,04, -0,04, -0,04, -0,03, </text:p>
      <text:p text:style-name="P6">Expected answer:</text:p>
      <text:p text:style-name="P6">0.0, 0.0, 0.0, 0.0, 1.0, 0.0, 0.0, 0.0, 0.0, 0.0, 0.0, 0.0, 0.0, 0.0, 0.0, 0.0, 0.0, 0.0, 0.0, 0.0, </text:p>
      <text:p text:style-name="P6">Podaje na wejscie wektor: 8</text:p>
      <text:p text:style-name="P6">-0,03, -0,06, -0,04, -0,05, -0,04, -0,05, -0,04, -0,05, 0,95, -0,04, -0,04, -0,04, -0,05, -0,05, -0,05, -0,05, -0,04, -0,04, -0,04, -0,04, </text:p>
      <text:p text:style-name="P6">Expected answer:</text:p>
      <text:p text:style-name="P6">0.0, 0.0, 0.0, 0.0, 0.0, 0.0, 0.0, 0.0, 1.0, 0.0, 0.0, 0.0, 0.0, 0.0, 0.0, 0.0, 0.0, 0.0, 0.0, 0.0, </text:p>
      <text:p text:style-name="P6">Podaje na wejscie wektor: 5</text:p>
      <text:p text:style-name="P6">-0,03, -0,06, -0,04, -0,05, -0,05, 0,95, -0,04, -0,05, -0,05, -0,05, -0,04, -0,05, -0,05, -0,05, -0,05, -0,05, -0,04, -0,04, -0,04, -0,03, </text:p>
      <text:p text:style-name="P6"><text:soft-page-break/>Expected answer:</text:p>
      <text:p text:style-name="P6">0.0, 0.0, 0.0, 0.0, 0.0, 1.0, 0.0, 0.0, 0.0, 0.0, 0.0, 0.0, 0.0, 0.0, 0.0, 0.0, 0.0, 0.0, 0.0, 0.0, </text:p>
      <text:p text:style-name="P6">Podaje na wejscie wektor: 2</text:p>
      <text:p text:style-name="P6">-0,03, -0,06, 0,96, -0,06, -0,05, -0,05, -0,05, -0,05, -0,05, -0,05, -0,04, -0,05, -0,05, -0,05, -0,05, -0,05, -0,04, -0,04, -0,04, -0,03, </text:p>
      <text:p text:style-name="P6">Expected answer:</text:p>
      <text:p text:style-name="P6">0.0, 0.0, 1.0, 0.0, 0.0, 0.0, 0.0, 0.0, 0.0, 0.0, 0.0, 0.0, 0.0, 0.0, 0.0, 0.0, 0.0, 0.0, 0.0, 0.0, </text:p>
      <text:p text:style-name="P6">Podaje na wejscie wektor: 12</text:p>
      <text:p text:style-name="P6">-0,03, -0,05, -0,04, -0,05, -0,05, -0,05, -0,04, -0,05, -0,05, -0,05, -0,04, -0,05, 0,95, -0,05, -0,05, -0,05, -0,04, -0,04, -0,04, -0,04, </text:p>
      <text:p text:style-name="P6">Expected answer:</text:p>
      <text:p text:style-name="P6">0.0, 0.0, 0.0, 0.0, 0.0, 0.0, 0.0, 0.0, 0.0, 0.0, 0.0, 0.0, 1.0, 0.0, 0.0, 0.0, 0.0, 0.0, 0.0, 0.0, </text:p>
      <text:p text:style-name="P6">Podaje na wejscie wektor: 16</text:p>
      <text:p text:style-name="P6">-0,03, -0,06, -0,04, -0,06, -0,05, -0,05, -0,05, -0,06, -0,05, -0,05, -0,04, -0,05, -0,05, -0,06, -0,05, -0,05, 0,95, -0,04, -0,04, -0,05, </text:p>
      <text:p text:style-name="P6">Expected answer:</text:p>
      <text:p text:style-name="P6">0.0, 0.0, 0.0, 0.0, 0.0, 0.0, 0.0, 0.0, 0.0, 0.0, 0.0, 0.0, 0.0, 0.0, 0.0, 0.0, 1.0, 0.0, 0.0, 0.0, </text:p>
      <text:p text:style-name="P6">Podaje na wejscie wektor: 17</text:p>
      <text:p text:style-name="P6">-0,03, -0,05, -0,04, -0,05, -0,05, -0,05, -0,04, -0,05, -0,05, -0,05, -0,04, -0,05, -0,05, -0,05, -0,05, -0,05, -0,04, 0,96, -0,04, -0,03, </text:p>
      <text:p text:style-name="P6">Expected answer:</text:p>
      <text:p text:style-name="P6">0.0, 0.0, 0.0, 0.0, 0.0, 0.0, 0.0, 0.0, 0.0, 0.0, 0.0, 0.0, 0.0, 0.0, 0.0, 0.0, 0.0, 1.0, 0.0, 0.0, </text:p>
      <text:p text:style-name="P6">Podaje na wejscie wektor: 11</text:p>
      <text:p text:style-name="P6">-0,03, -0,06, -0,04, -0,06, -0,05, -0,05, -0,05, -0,06, -0,05, -0,05, -0,04, 0,95, -0,05, -0,06, -0,05, -0,05, -0,05, -0,04, -0,04, -0,04, </text:p>
      <text:p text:style-name="P6">Expected answer:</text:p>
      <text:p text:style-name="P6">0.0, 0.0, 0.0, 0.0, 0.0, 0.0, 0.0, 0.0, 0.0, 0.0, 0.0, 1.0, 0.0, 0.0, 0.0, 0.0, 0.0, 0.0, 0.0, 0.0, </text:p>
      <text:p text:style-name="P6">Podaje na wejscie wektor: 4</text:p>
      <text:p text:style-name="P6">-0,03, -0,06, -0,04, -0,06, 0,95, -0,05, -0,04, -0,05, -0,05, -0,05, -0,04, -0,05, -0,05, -0,05, -0,05, -0,05, -0,04, -0,04, -0,04, -0,03, </text:p>
      <text:p text:style-name="P6">Expected answer:</text:p>
      <text:p text:style-name="P6">0.0, 0.0, 0.0, 0.0, 1.0, 0.0, 0.0, 0.0, 0.0, 0.0, 0.0, 0.0, 0.0, 0.0, 0.0, 0.0, 0.0, 0.0, 0.0, 0.0, </text:p>
      <text:p text:style-name="P6">Podaje na wejscie wektor: 11</text:p>
      <text:p text:style-name="P6">-0,03, -0,06, -0,04, -0,06, -0,05, -0,05, -0,05, -0,06, -0,05, -0,05, -0,04, 0,95, -0,05, -0,06, -0,05, -0,05, -0,05, -0,04, -0,04, -0,04, </text:p>
      <text:p text:style-name="P6">Expected answer:</text:p>
      <text:p text:style-name="P6">0.0, 0.0, 0.0, 0.0, 0.0, 0.0, 0.0, 0.0, 0.0, 0.0, 0.0, 1.0, 0.0, 0.0, 0.0, 0.0, 0.0, 0.0, 0.0, 0.0, </text:p>
      <text:p text:style-name="P6">Podaje na wejscie wektor: 13</text:p>
      <text:p text:style-name="P6">-0,04, -0,06, -0,04, -0,06, -0,06, -0,06, -0,05, -0,06, -0,06, -0,05, -0,05, -0,05, -0,05, 0,93, -0,05, -0,05, -0,06, -0,05, -0,05, -0,06, </text:p>
      <text:p text:style-name="P6">Expected answer:</text:p>
      <text:p text:style-name="P6">0.0, 0.0, 0.0, 0.0, 0.0, 0.0, 0.0, 0.0, 0.0, 0.0, 0.0, 0.0, 0.0, 1.0, 0.0, 0.0, 0.0, 0.0, 0.0, 0.0, </text:p>
      <text:p text:style-name="P6">Podaje na wejscie wektor: 11</text:p>
      <text:p text:style-name="P6">-0,03, -0,06, -0,04, -0,06, -0,05, -0,05, -0,05, -0,06, -0,05, -0,05, -0,04, 0,95, -0,05, -0,06, -0,05, -0,05, -0,05, -0,04, -0,04, -0,04, </text:p>
      <text:p text:style-name="P6">Expected answer:</text:p>
      <text:p text:style-name="P6">0.0, 0.0, 0.0, 0.0, 0.0, 0.0, 0.0, 0.0, 0.0, 0.0, 0.0, 1.0, 0.0, 0.0, 0.0, 0.0, 0.0, 0.0, 0.0, 0.0, </text:p>
      <text:p text:style-name="P6">Podaje na wejscie wektor: 7</text:p>
      <text:p text:style-name="P6">-0,03, -0,06, -0,04, -0,06, -0,05, -0,05, -0,05, 0,95, -0,05, -0,05, -0,04, -0,05, -0,05, -0,05, -0,05, -0,05, -0,04, -0,04, -0,04, -0,03, </text:p>
      <text:p text:style-name="P6">Expected answer:</text:p>
      <text:p text:style-name="P6">0.0, 0.0, 0.0, 0.0, 0.0, 0.0, 0.0, 1.0, 0.0, 0.0, 0.0, 0.0, 0.0, 0.0, 0.0, 0.0, 0.0, 0.0, 0.0, 0.0, </text:p>
      <text:p text:style-name="P6">Podaje na wejscie wektor: 10</text:p>
      <text:p text:style-name="P6"><text:soft-page-break/>-0,03, -0,05, -0,03, -0,05, -0,05, -0,05, -0,04, -0,05, -0,05, -0,04, 0,96, -0,04, -0,04, -0,05, -0,04, -0,05, -0,04, -0,04, -0,04, -0,04, </text:p>
      <text:p text:style-name="P6">Expected answer:</text:p>
      <text:p text:style-name="P6">0.0, 0.0, 0.0, 0.0, 0.0, 0.0, 0.0, 0.0, 0.0, 0.0, 1.0, 0.0, 0.0, 0.0, 0.0, 0.0, 0.0, 0.0, 0.0, 0.0, </text:p>
      <text:p text:style-name="P6">Podaje na wejscie wektor: 2</text:p>
      <text:p text:style-name="P6">-0,03, -0,06, 0,96, -0,06, -0,05, -0,05, -0,05, -0,05, -0,05, -0,05, -0,04, -0,05, -0,05, -0,05, -0,05, -0,05, -0,04, -0,04, -0,04, -0,03, </text:p>
      <text:p text:style-name="P6">Expected answer:</text:p>
      <text:p text:style-name="P6">0.0, 0.0, 1.0, 0.0, 0.0, 0.0, 0.0, 0.0, 0.0, 0.0, 0.0, 0.0, 0.0, 0.0, 0.0, 0.0, 0.0, 0.0, 0.0, 0.0, </text:p>
      <text:p text:style-name="P6">Podaje na wejscie wektor: 17</text:p>
      <text:p text:style-name="P6">-0,03, -0,05, -0,04, -0,05, -0,05, -0,05, -0,04, -0,05, -0,05, -0,05, -0,04, -0,05, -0,05, -0,05, -0,05, -0,05, -0,04, 0,96, -0,04, -0,03, </text:p>
      <text:p text:style-name="P6">Expected answer:</text:p>
      <text:p text:style-name="P6">0.0, 0.0, 0.0, 0.0, 0.0, 0.0, 0.0, 0.0, 0.0, 0.0, 0.0, 0.0, 0.0, 0.0, 0.0, 0.0, 0.0, 1.0, 0.0, 0.0, </text:p>
      <text:p text:style-name="P6">Podaje na wejscie wektor: 13</text:p>
      <text:p text:style-name="P6">-0,04, -0,06, -0,04, -0,06, -0,06, -0,06, -0,05, -0,06, -0,06, -0,05, -0,05, -0,05, -0,05, 0,93, -0,05, -0,05, -0,06, -0,05, -0,05, -0,06, </text:p>
      <text:p text:style-name="P6">Expected answer:</text:p>
      <text:p text:style-name="P6">0.0, 0.0, 0.0, 0.0, 0.0, 0.0, 0.0, 0.0, 0.0, 0.0, 0.0, 0.0, 0.0, 1.0, 0.0, 0.0, 0.0, 0.0, 0.0, 0.0, </text:p>
      <text:p text:style-name="Standard"><text:span text:style-name="T2"/></text:p>
      <text:p text:style-name="Standard"><text:span text:style-name="T2"/></text:p>
      <text:list xml:id="list4581387326306427963" text:style-name="L2">
        <text:list-item>
          <text:p text:style-name="P3"><text:span text:style-name="T2">Analiza i dyskusja błędów uczenia i testowania opracowanej sieci:</text:span></text:p>
          <text:p text:style-name="P3"><text:span text:style-name="T2">Współczynnik uczenia wpłynął na szybkość uczenia (ilość iteracji), dokładność rozwiązania i wielkość błędu. Im mniejszy współczynnik, tym większy czas uczenia, ale dokładność się zwiększa a błąd końcowy maleje.<text:line-break/></text:span></text:p>
        </text:list-item>
        <text:list-item>
          <text:p text:style-name="P3"><text:span text:style-name="T2">Sformułowanie wniosków:</text:span></text:p>
          <text:p text:style-name="P3"><text:span text:style-name="T2">-Dzięki algorytmowi wstecznego propagowania błędów udało się skutecznie nauczyć sieć rozpoznawania liter podanych we wzorcu.<text:line-break/>-Zastosowanie różnych wielkości współczynnika uczenia ma wpływ zarówno na czas jak i dokładność uczenia oraz błąd, z którym zostajemy po zakończeniu procesu.<text:line-break/>-Im mniejszy współczynnik uczenia na tym większy błąd „pozwalamy” naszej sieci na popełnienie, ale tym szybciej skończy ona proces uczenia.<text:line-break/>-Im mniejszy współczynnik uczenia tym gorsze wyniki testów ma nasza sieć.</text:span></text:p>
          <text:p text:style-name="P3"><text:span text:style-name="T2"/></text:p>
        </text:list-item>
        <text:list-item>
          <text:p text:style-name="P3"><text:span text:style-name="T2">Listing kodu całego programu:<text:line-break/></text:span><text:span text:style-name="T3">Funkcja main:<text:line-break/><text:line-break/></text:span><text:span text:style-name="T2"><text:line-break/>import java.util.Random;</text:span></text:p>
          <text:p text:style-name="P3"><text:span text:style-name="T2"/></text:p>
          <text:p text:style-name="P3"><text:span text:style-name="T2">public class main {</text:span></text:p>
          <text:p text:style-name="P3"><text:span text:style-name="T2"><text:tab/>private static int liczba = 20;</text:span></text:p>
          <text:p text:style-name="P3"><text:span text:style-name="T2"><text:tab/>private static double e = 2.718281828459045235;</text:span></text:p>
          <text:p text:style-name="P3"><text:span text:style-name="T2"><text:tab/>public static void main(String[] args) {</text:span></text:p>
          <text:p text:style-name="P3"><text:span text:style-name="T2"><text:tab/><text:tab/>// TODO Auto-generated method stub</text:span></text:p>
          <text:p text:style-name="P3"><text:span text:style-name="T2"><text:tab/><text:tab/></text:span></text:p>
          <text:p text:style-name="P3"><text:span text:style-name="T2"><text:tab/><text:tab/>/////////////////////////////////////////////////</text:span></text:p>
          <text:p text:style-name="P3"><text:span text:style-name="T2"><text:tab/><text:tab/>////////////Inicjacja wszystkich zmiennych///////</text:span></text:p>
          <text:p text:style-name="P3"><text:span text:style-name="T2"><text:tab/><text:tab/>/////////////////////////////////////////////////</text:span></text:p>
          <text:p text:style-name="P3"><text:span text:style-name="T2"><text:tab/><text:tab/>Random rand = new Random();</text:span></text:p>
          <text:p text:style-name="P3"><text:span text:style-name="T2"><text:tab/><text:tab/>double[][] all = new double[liczba][liczba];</text:span></text:p>
          <text:p text:style-name="P3"><text:span text:style-name="T2"><text:tab/><text:tab/>double[][] answers = new double[20][5];</text:span></text:p>
          <text:p text:style-name="P3"><text:span text:style-name="T2"><text:tab/><text:tab/>double[] firstLayerAnswers = new double[liczba];</text:span></text:p>
          <text:p text:style-name="P3"><text:span text:style-name="T2"><text:tab/><text:tab/>double[] secondLayerAnswers = new double[5];</text:span></text:p>
          <text:p text:style-name="P3"><text:span text:style-name="T2"><text:tab/><text:tab/>double[] thirdLayerAnswers = new double[liczba];</text:span></text:p>
          <text:p text:style-name="P3"><text:span text:style-name="T2"><text:tab/><text:tab/>double[] macierzBledowW3;</text:span></text:p>
          <text:p text:style-name="P3"><text:soft-page-break/><text:span text:style-name="T2"><text:tab/><text:tab/>double wspolczynnikUczenia = 0.1;</text:span></text:p>
          <text:p text:style-name="P3"><text:span text:style-name="T2"><text:tab/><text:tab/>createWectors(all);</text:span></text:p>
          <text:p text:style-name="P3"><text:span text:style-name="T2"><text:tab/><text:tab/>setAnswerVectors(answers);</text:span></text:p>
          <text:p text:style-name="P3"><text:span text:style-name="T2"><text:tab/><text:tab/>double sumaBledowW3=0;</text:span></text:p>
          <text:p text:style-name="P3"><text:span text:style-name="T2"><text:tab/><text:tab/>int liczbaIteracji = 0;</text:span></text:p>
          <text:p text:style-name="P3"><text:span text:style-name="T2"><text:tab/><text:tab/>perc1[] firstLayer = new perc1[liczba];</text:span></text:p>
          <text:p text:style-name="P3"><text:span text:style-name="T2"><text:tab/><text:tab/>perc2[] secondLayer = new perc2[5];</text:span></text:p>
          <text:p text:style-name="P3"><text:span text:style-name="T2"><text:tab/><text:tab/>perc2[] thirdLayer = new perc2[liczba];</text:span></text:p>
          <text:p text:style-name="P3"><text:span text:style-name="T2"><text:tab/><text:tab/>java.text.DecimalFormat df = new java.text.DecimalFormat();</text:span></text:p>
          <text:p text:style-name="P3"><text:span text:style-name="T2"><text:tab/><text:tab/>df.setMaximumFractionDigits(2);</text:span></text:p>
          <text:p text:style-name="P3"><text:span text:style-name="T2"><text:tab/><text:tab/>df.setMinimumFractionDigits(2);</text:span></text:p>
          <text:p text:style-name="P3"><text:span text:style-name="T2"><text:tab/><text:tab/></text:span></text:p>
          <text:p text:style-name="P3"><text:span text:style-name="T2"><text:tab/><text:tab/></text:span></text:p>
          <text:p text:style-name="P3"><text:span text:style-name="T2"><text:tab/><text:tab/>/////////////////////////////////////////////////</text:span></text:p>
          <text:p text:style-name="P3"><text:span text:style-name="T2"><text:tab/><text:tab/>////////////Stworzenie warstw////////////////////</text:span></text:p>
          <text:p text:style-name="P3"><text:span text:style-name="T2"><text:tab/><text:tab/>/////////////////////////////////////////////////</text:span></text:p>
          <text:p text:style-name="P3"><text:span text:style-name="T2"><text:tab/><text:tab/>for(int i=0;i&lt;20;i++) {</text:span></text:p>
          <text:p text:style-name="P3"><text:span text:style-name="T2"><text:tab/><text:tab/><text:tab/>firstLayer[i] = new perc1();</text:span></text:p>
          <text:p text:style-name="P3"><text:span text:style-name="T2"><text:tab/><text:tab/>}</text:span></text:p>
          <text:p text:style-name="P3"><text:span text:style-name="T2"><text:tab/><text:tab/>for(int i=0;i&lt;5;i++) {</text:span></text:p>
          <text:p text:style-name="P3"><text:span text:style-name="T2"><text:tab/><text:tab/><text:tab/>secondLayer[i]=new perc2(20);</text:span></text:p>
          <text:p text:style-name="P3"><text:span text:style-name="T2"><text:tab/><text:tab/>}</text:span></text:p>
          <text:p text:style-name="P3"><text:span text:style-name="T2"><text:tab/><text:tab/>for(int i=0;i&lt;20;i++) {</text:span></text:p>
          <text:p text:style-name="P3"><text:span text:style-name="T2"><text:tab/><text:tab/><text:tab/>thirdLayer[i] = new perc2(5);</text:span></text:p>
          <text:p text:style-name="P3"><text:span text:style-name="T2"><text:tab/><text:tab/>}</text:span></text:p>
          <text:p text:style-name="P3"><text:span text:style-name="T2"><text:tab/><text:tab/></text:span></text:p>
          <text:p text:style-name="P3"><text:span text:style-name="T2"><text:tab/><text:tab/></text:span></text:p>
          <text:p text:style-name="P3"><text:span text:style-name="T2"><text:tab/><text:tab/>//Uczenie:</text:span></text:p>
          <text:p text:style-name="P3"><text:span text:style-name="T2"><text:tab/><text:tab/>do {</text:span></text:p>
          <text:p text:style-name="P3"><text:span text:style-name="T2"><text:tab/><text:tab/><text:tab/>/////////////////////////////////////////////////</text:span></text:p>
          <text:p text:style-name="P3"><text:span text:style-name="T2"><text:tab/><text:tab/><text:tab/>////////////Ustawiam wektor do nauki/////////////</text:span></text:p>
          <text:p text:style-name="P3"><text:span text:style-name="T2"><text:tab/><text:tab/><text:tab/>/////////////////////////////////////////////////</text:span></text:p>
          <text:p text:style-name="P3"><text:span text:style-name="T2"><text:tab/><text:tab/><text:tab/>int which = setVectorsFirstLayer(firstLayer,all,rand);</text:span></text:p>
          <text:p text:style-name="P3"><text:span text:style-name="T2"><text:tab/><text:tab/><text:tab/>for(int i=0;i&lt;20;i++) {</text:span></text:p>
          <text:p text:style-name="P3"><text:span text:style-name="T2"><text:tab/><text:tab/><text:tab/><text:tab/>firstLayerAnswers[i]=1/(1+Math.pow(e, -firstLayer[i].sum()));</text:span></text:p>
          <text:p text:style-name="P3"><text:span text:style-name="T2"><text:tab/><text:tab/><text:tab/>}</text:span></text:p>
          <text:p text:style-name="P3"><text:span text:style-name="T2"><text:tab/><text:tab/><text:tab/>setVectorsSecondLayer(firstLayerAnswers, secondLayer);</text:span></text:p>
          <text:p text:style-name="P3"><text:span text:style-name="T2"><text:tab/><text:tab/><text:tab/>for(int i=0;i&lt;5;i++) {</text:span></text:p>
          <text:p text:style-name="P3"><text:span text:style-name="T2"><text:tab/><text:tab/><text:tab/><text:tab/>secondLayerAnswers[i]=1/(1+Math.pow(e, -secondLayer[i].sum()));</text:span></text:p>
          <text:p text:style-name="P3"><text:span text:style-name="T2"><text:tab/><text:tab/><text:tab/>}</text:span></text:p>
          <text:p text:style-name="P3"><text:span text:style-name="T2"><text:tab/><text:tab/><text:tab/>setVectorsThirdLayer(secondLayerAnswers, thirdLayer);</text:span></text:p>
          <text:p text:style-name="P3"><text:span text:style-name="T2"><text:tab/><text:tab/><text:tab/>for(int i=0;i&lt;20;i++) {</text:span></text:p>
          <text:p text:style-name="P3"><text:span text:style-name="T2"><text:tab/><text:tab/><text:tab/><text:tab/>thirdLayerAnswers[i]=1/(1+Math.pow(e, -thirdLayer[i].sum()));</text:span></text:p>
          <text:p text:style-name="P3"><text:span text:style-name="T2"><text:tab/><text:tab/><text:tab/>}</text:span></text:p>
          <text:p text:style-name="P3"><text:span text:style-name="T2"><text:tab/><text:tab/><text:tab/></text:span></text:p>
          <text:p text:style-name="P3"><text:span text:style-name="T2"><text:tab/><text:tab/><text:tab/>/////////////////////////////////////////////////</text:span></text:p>
          <text:p text:style-name="P3"><text:span text:style-name="T2"><text:tab/><text:tab/><text:tab/>////////////Obliczam bledy///////////////////////</text:span></text:p>
          <text:p text:style-name="P3"><text:span text:style-name="T2"><text:tab/><text:tab/><text:tab/>/////////////////////////////////////////////////<text:tab/><text:tab/><text:tab/></text:span></text:p>
          <text:p text:style-name="P3"><text:span text:style-name="T2"><text:tab/><text:tab/><text:tab/></text:span></text:p>
          <text:p text:style-name="P3"><text:span text:style-name="T2"><text:tab/><text:tab/><text:tab/>double[] macierzBledowW1= new double[20];</text:span></text:p>
          <text:p text:style-name="P3"><text:span text:style-name="T2"><text:tab/><text:tab/><text:tab/>double[] macierzBledowW2 = new double[5];</text:span></text:p>
          <text:p text:style-name="P3"><text:span text:style-name="T2"><text:tab/><text:tab/><text:tab/>macierzBledowW3 = new double[20];</text:span></text:p>
          <text:p text:style-name="P3"><text:span text:style-name="T2"><text:tab/><text:tab/><text:tab/></text:span></text:p>
          <text:p text:style-name="P3"><text:span text:style-name="T2"><text:tab/><text:tab/><text:tab/>for(int i=0;i&lt;20;i++) {</text:span></text:p>
          <text:p text:style-name="P3"><text:span text:style-name="T2"><text:tab/><text:tab/><text:tab/><text:tab/>macierzBledowW3[i]=answers[which][i]-thirdLayerAnswers[i];</text:span></text:p>
          <text:p text:style-name="P3"><text:span text:style-name="T2"><text:tab/><text:tab/><text:tab/>}</text:span></text:p>
          <text:p text:style-name="P3"><text:span text:style-name="T2"><text:tab/><text:tab/><text:tab/></text:span></text:p>
          <text:p text:style-name="P3"><text:span text:style-name="T2"><text:tab/><text:tab/><text:tab/>for(int j=0;j&lt;20;j++) {</text:span></text:p>
          <text:p text:style-name="P3"><text:span text:style-name="T2"><text:tab/><text:tab/><text:tab/><text:tab/>for(int i=0;i&lt;5;i++) {</text:span></text:p>
          <text:p text:style-name="P3"><text:soft-page-break/><text:span text:style-name="T2"><text:tab/><text:tab/><text:tab/><text:tab/><text:tab/>macierzBledowW2[i]=+macierzBledowW3[j]*thirdLayer[j].getWeights()[i];</text:span></text:p>
          <text:p text:style-name="P3"><text:span text:style-name="T2"><text:tab/><text:tab/><text:tab/><text:tab/>}</text:span></text:p>
          <text:p text:style-name="P3"><text:span text:style-name="T2"><text:tab/><text:tab/><text:tab/>}</text:span></text:p>
          <text:p text:style-name="P3"><text:span text:style-name="T2"><text:tab/><text:tab/><text:tab/>for(int i=0;i&lt;5;i++) {</text:span></text:p>
          <text:p text:style-name="P3"><text:span text:style-name="T2"><text:tab/><text:tab/><text:tab/><text:tab/>for(int j=0;j&lt;20;j++) {</text:span></text:p>
          <text:p text:style-name="P3"><text:span text:style-name="T2"><text:tab/><text:tab/><text:tab/><text:tab/><text:tab/>macierzBledowW1[j]+=macierzBledowW2[i]*secondLayer[i].getWeights()[j];</text:span></text:p>
          <text:p text:style-name="P3"><text:span text:style-name="T2"><text:tab/><text:tab/><text:tab/><text:tab/>}</text:span></text:p>
          <text:p text:style-name="P3"><text:span text:style-name="T2"><text:tab/><text:tab/><text:tab/>}</text:span></text:p>
          <text:p text:style-name="P3"><text:span text:style-name="T2"><text:tab/><text:tab/><text:tab/></text:span></text:p>
          <text:p text:style-name="P3"><text:span text:style-name="T2"><text:tab/><text:tab/><text:tab/>/////////////////////////////////////////////////</text:span></text:p>
          <text:p text:style-name="P3"><text:span text:style-name="T2"><text:tab/><text:tab/><text:tab/>//////////////////////Ucze///////////////////////</text:span></text:p>
          <text:p text:style-name="P3"><text:span text:style-name="T2"><text:tab/><text:tab/><text:tab/>/////////////////////////////////////////////////</text:span></text:p>
          <text:p text:style-name="P3"><text:span text:style-name="T2"><text:tab/><text:tab/><text:tab/></text:span></text:p>
          <text:p text:style-name="P3"><text:span text:style-name="T2"><text:tab/><text:tab/><text:tab/></text:span></text:p>
          <text:p text:style-name="P3"><text:span text:style-name="T2"><text:tab/><text:tab/><text:tab/>for(int i=0;i&lt;20;i++) {</text:span></text:p>
          <text:p text:style-name="P3"><text:span text:style-name="T2"><text:tab/><text:tab/><text:tab/><text:tab/>double newWeight = firstLayer[i].getWeight() + wspolczynnikUczenia*macierzBledowW1[i]*all[which][i]</text:span></text:p>
          <text:p text:style-name="P3"><text:span text:style-name="T2"><text:tab/><text:tab/><text:tab/><text:tab/>*(Math.pow(e, firstLayer[i].getSuma())/Math.pow((Math.pow(e, firstLayer[i].getSuma())+1), 2));</text:span></text:p>
          <text:p text:style-name="P3"><text:span text:style-name="T2"><text:tab/><text:tab/><text:tab/><text:tab/>firstLayer[i].updateWeight(newWeight);</text:span></text:p>
          <text:p text:style-name="P3"><text:span text:style-name="T2"><text:tab/><text:tab/><text:tab/>}</text:span></text:p>
          <text:p text:style-name="P3"><text:span text:style-name="T2"><text:tab/><text:tab/><text:tab/>for(int i=0;i&lt;5;i++) {</text:span></text:p>
          <text:p text:style-name="P3"><text:span text:style-name="T2"><text:tab/><text:tab/><text:tab/><text:tab/>for(int j=0;j&lt;20;j++) {</text:span></text:p>
          <text:p text:style-name="P3"><text:span text:style-name="T2"><text:tab/><text:tab/><text:tab/><text:tab/><text:tab/>secondLayer[i].getWeights()[j]=secondLayer[i].getWeights()[j]+wspolczynnikUczenia*macierzBledowW2[i]</text:span></text:p>
          <text:p text:style-name="P3"><text:span text:style-name="T2"><text:tab/><text:tab/><text:tab/><text:tab/><text:tab/><text:tab/><text:tab/>*(Math.pow(e, secondLayer[i].getSuma())/Math.pow((Math.pow(e, secondLayer[i].getSuma())+1), 2))</text:span></text:p>
          <text:p text:style-name="P3"><text:span text:style-name="T2"><text:tab/><text:tab/><text:tab/><text:tab/><text:tab/><text:tab/><text:tab/>*firstLayerAnswers[j];</text:span></text:p>
          <text:p text:style-name="P3"><text:span text:style-name="T2"><text:tab/><text:tab/><text:tab/><text:tab/>}</text:span></text:p>
          <text:p text:style-name="P3"><text:span text:style-name="T2"><text:tab/><text:tab/><text:tab/>}</text:span></text:p>
          <text:p text:style-name="P3"><text:span text:style-name="T2"><text:tab/><text:tab/><text:tab/>for(int i=0;i&lt;20;i++) {</text:span></text:p>
          <text:p text:style-name="P3"><text:span text:style-name="T2"><text:tab/><text:tab/><text:tab/><text:tab/>for(int j=0;j&lt;5;j++) {</text:span></text:p>
          <text:p text:style-name="P3"><text:span text:style-name="T2"><text:tab/><text:tab/><text:tab/><text:tab/><text:tab/>double newWeight = thirdLayer[i].getWeights()[j] + wspolczynnikUczenia*macierzBledowW3[i]*secondLayerAnswers[j]</text:span></text:p>
          <text:p text:style-name="P3"><text:span text:style-name="T2"><text:tab/><text:tab/><text:tab/><text:tab/><text:tab/><text:tab/><text:tab/>*(Math.pow(e, thirdLayer[i].getSuma())/Math.pow((Math.pow(e, thirdLayer[i].getSuma())+1), 2));</text:span></text:p>
          <text:p text:style-name="P3"><text:span text:style-name="T2"><text:tab/><text:tab/><text:tab/><text:tab/><text:tab/>thirdLayer[i].setWeight(j, newWeight);</text:span></text:p>
          <text:p text:style-name="P3"><text:span text:style-name="T2"><text:tab/><text:tab/><text:tab/><text:tab/>}</text:span></text:p>
          <text:p text:style-name="P3"><text:span text:style-name="T2"><text:tab/><text:tab/><text:tab/>}</text:span></text:p>
          <text:p text:style-name="P3"><text:span text:style-name="T2"><text:tab/><text:tab/><text:tab/></text:span></text:p>
          <text:p text:style-name="P3"><text:span text:style-name="T2"><text:tab/><text:tab/><text:tab/>sumaBledowW3=0;</text:span></text:p>
          <text:p text:style-name="P3"><text:span text:style-name="T2"><text:tab/><text:tab/><text:tab/>for(int i=0;i&lt;20;i++) {</text:span></text:p>
          <text:p text:style-name="P3"><text:span text:style-name="T2"><text:tab/><text:tab/><text:tab/><text:tab/>sumaBledowW3+=macierzBledowW3[i];</text:span></text:p>
          <text:p text:style-name="P3"><text:span text:style-name="T2"><text:tab/><text:tab/><text:tab/><text:tab/></text:span></text:p>
          <text:p text:style-name="P3"><text:span text:style-name="T2"><text:tab/><text:tab/><text:tab/>}</text:span></text:p>
          <text:p text:style-name="P3"><text:span text:style-name="T2"><text:tab/><text:tab/><text:tab/>liczbaIteracji++;</text:span></text:p>
          <text:p text:style-name="P3"><text:span text:style-name="T2"><text:tab/><text:tab/>}while(sumaBledowW3&gt;0.00001 || sumaBledowW3&lt;-0.00001);</text:span></text:p>
          <text:p text:style-name="P3"><text:span text:style-name="T2"><text:tab/><text:tab/></text:span></text:p>
          <text:p text:style-name="P3"><text:span text:style-name="T2"><text:tab/><text:tab/>System.out.println("Zakonczono proces uczenia po: "+liczbaIteracji+" iteracjach");</text:span></text:p>
          <text:p text:style-name="P3"><text:span text:style-name="T2"><text:tab/><text:tab/></text:span></text:p>
          <text:p text:style-name="P3"><text:span text:style-name="T2"><text:tab/><text:tab/>//Testowanie</text:span></text:p>
          <text:p text:style-name="P3"><text:span text:style-name="T2"><text:tab/><text:tab/>for(int z=0;z&lt;20;z++) {</text:span></text:p>
          <text:p text:style-name="P3"><text:span text:style-name="T2"><text:tab/><text:tab/><text:tab/>int which = setVectorsFirstLayer(firstLayer,all,rand);</text:span></text:p>
          <text:p text:style-name="P3"><text:span text:style-name="T2"><text:tab/><text:tab/><text:tab/>for(int i=0;i&lt;20;i++) {</text:span></text:p>
          <text:p text:style-name="P3"><text:span text:style-name="T2"><text:tab/><text:tab/><text:tab/><text:tab/>firstLayerAnswers[i]=1/(1+Math.pow(e, -firstLayer[i].sum()));</text:span></text:p>
          <text:p text:style-name="P3"><text:soft-page-break/><text:span text:style-name="T2"><text:tab/><text:tab/><text:tab/>}</text:span></text:p>
          <text:p text:style-name="P3"><text:span text:style-name="T2"><text:tab/><text:tab/><text:tab/>setVectorsSecondLayer(firstLayerAnswers, secondLayer);</text:span></text:p>
          <text:p text:style-name="P3"><text:span text:style-name="T2"><text:tab/><text:tab/><text:tab/>for(int i=0;i&lt;5;i++) {</text:span></text:p>
          <text:p text:style-name="P3"><text:span text:style-name="T2"><text:tab/><text:tab/><text:tab/><text:tab/>secondLayerAnswers[i]=1/(1+Math.pow(e, -secondLayer[i].sum()));</text:span></text:p>
          <text:p text:style-name="P3"><text:span text:style-name="T2"><text:tab/><text:tab/><text:tab/>}</text:span></text:p>
          <text:p text:style-name="P3"><text:span text:style-name="T2"><text:tab/><text:tab/><text:tab/>setVectorsThirdLayer(secondLayerAnswers, thirdLayer);</text:span></text:p>
          <text:p text:style-name="P3"><text:span text:style-name="T2"><text:tab/><text:tab/><text:tab/>for(int i=0;i&lt;20;i++) {</text:span></text:p>
          <text:p text:style-name="P3"><text:span text:style-name="T2"><text:tab/><text:tab/><text:tab/><text:tab/>thirdLayerAnswers[i]=1/(1+Math.pow(e, -thirdLayer[i].sum()));</text:span></text:p>
          <text:p text:style-name="P3"><text:span text:style-name="T2"><text:tab/><text:tab/><text:tab/>}</text:span></text:p>
          <text:p text:style-name="P3"><text:span text:style-name="T2"/></text:p>
          <text:p text:style-name="P3"><text:span text:style-name="T2"><text:tab/><text:tab/><text:tab/>for(int i=0;i&lt;20;i++) {</text:span></text:p>
          <text:p text:style-name="P3"><text:span text:style-name="T2"><text:tab/><text:tab/><text:tab/><text:tab/>macierzBledowW3[i]=answers[which][i]-thirdLayerAnswers[i];</text:span></text:p>
          <text:p text:style-name="P3"><text:span text:style-name="T2"><text:tab/><text:tab/><text:tab/>}</text:span></text:p>
          <text:p text:style-name="P3"><text:span text:style-name="T2"><text:tab/><text:tab/><text:tab/>for(int i=0;i&lt;20;i++) {</text:span></text:p>
          <text:p text:style-name="P3"><text:span text:style-name="T2"><text:tab/><text:tab/><text:tab/><text:tab/>System.out.print(df.format(macierzBledowW3[i])+", ");</text:span></text:p>
          <text:p text:style-name="P3"><text:span text:style-name="T2"><text:tab/><text:tab/><text:tab/>}</text:span></text:p>
          <text:p text:style-name="P3"><text:span text:style-name="T2"><text:tab/><text:tab/><text:tab/>System.out.print("\nExpected answer:\n");</text:span></text:p>
          <text:p text:style-name="P3"><text:span text:style-name="T2"><text:tab/><text:tab/><text:tab/>for(int i=0;i&lt;20;i++) {</text:span></text:p>
          <text:p text:style-name="P3"><text:span text:style-name="T2"><text:tab/><text:tab/><text:tab/><text:tab/>System.out.print(answers[which][i]+", ");</text:span></text:p>
          <text:p text:style-name="P3"><text:span text:style-name="T2"><text:tab/><text:tab/><text:tab/>}</text:span></text:p>
          <text:p text:style-name="P3"><text:span text:style-name="T2"><text:tab/><text:tab/><text:tab/>System.out.println("");</text:span></text:p>
          <text:p text:style-name="P3"><text:span text:style-name="T2"><text:tab/><text:tab/>}</text:span></text:p>
          <text:p text:style-name="P3"><text:span text:style-name="T2"><text:tab/>}</text:span></text:p>
          <text:p text:style-name="P3"><text:span text:style-name="T2"><text:tab/></text:span></text:p>
          <text:p text:style-name="P3"><text:span text:style-name="T2"><text:tab/>private static void setVectorsThirdLayer(double[] secondLayerAnswers, perc2[] thirdLayer) {</text:span></text:p>
          <text:p text:style-name="P3"><text:span text:style-name="T2"><text:tab/><text:tab/>// TODO Auto-generated method stub</text:span></text:p>
          <text:p text:style-name="P3"><text:span text:style-name="T2"><text:tab/><text:tab/>for(int i=0;i&lt;20;i++) {</text:span></text:p>
          <text:p text:style-name="P3"><text:span text:style-name="T2"><text:tab/><text:tab/><text:tab/>thirdLayer[i].setVector(secondLayerAnswers);</text:span></text:p>
          <text:p text:style-name="P3"><text:span text:style-name="T2"><text:tab/><text:tab/>}</text:span></text:p>
          <text:p text:style-name="P3"><text:span text:style-name="T2"><text:tab/>}</text:span></text:p>
          <text:p text:style-name="P3"><text:span text:style-name="T2"><text:tab/>private static void setAnswerVectors(double[][] answers) {</text:span></text:p>
          <text:p text:style-name="P3"><text:span text:style-name="T2"><text:tab/><text:tab/>// TODO Auto-generated method stub</text:span></text:p>
          <text:p text:style-name="P3"><text:span text:style-name="T2"><text:tab/><text:tab/>double[] row = <text:s/>{1,0,0,0,0,0,0,0,0,0,0,0,0,0,0,0,0,0,0,0};</text:span></text:p>
          <text:p text:style-name="P3"><text:span text:style-name="T2"><text:tab/><text:tab/>answers[0]=row;</text:span></text:p>
          <text:p text:style-name="P3"><text:span text:style-name="T2"><text:tab/><text:tab/>double[] row1 = {0,1,0,0,0,0,0,0,0,0,0,0,0,0,0,0,0,0,0,0};</text:span></text:p>
          <text:p text:style-name="P3"><text:span text:style-name="T2"><text:tab/><text:tab/>answers[1]=row1;</text:span></text:p>
          <text:p text:style-name="P3"><text:span text:style-name="T2"><text:tab/><text:tab/>double[] row2 = {0,0,1,0,0,0,0,0,0,0,0,0,0,0,0,0,0,0,0,0};</text:span></text:p>
          <text:p text:style-name="P3"><text:span text:style-name="T2"><text:tab/><text:tab/>answers[2]=row2;</text:span></text:p>
          <text:p text:style-name="P3"><text:span text:style-name="T2"><text:tab/><text:tab/>double[] row3 = {0,0,0,1,0,0,0,0,0,0,0,0,0,0,0,0,0,0,0,0};</text:span></text:p>
          <text:p text:style-name="P3"><text:span text:style-name="T2"><text:tab/><text:tab/>answers[3]=row3;</text:span></text:p>
          <text:p text:style-name="P3"><text:span text:style-name="T2"><text:tab/><text:tab/>double[] row4 = {0,0,0,0,1,0,0,0,0,0,0,0,0,0,0,0,0,0,0,0};</text:span></text:p>
          <text:p text:style-name="P3"><text:span text:style-name="T2"><text:tab/><text:tab/>answers[4]=row4;</text:span></text:p>
          <text:p text:style-name="P3"><text:span text:style-name="T2"><text:tab/><text:tab/>double[] row5 = {0,0,0,0,0,1,0,0,0,0,0,0,0,0,0,0,0,0,0,0};</text:span></text:p>
          <text:p text:style-name="P3"><text:span text:style-name="T2"><text:tab/><text:tab/>answers[5]=row5;</text:span></text:p>
          <text:p text:style-name="P3"><text:span text:style-name="T2"><text:tab/><text:tab/>double[] row6 = {0,0,0,0,0,0,1,0,0,0,0,0,0,0,0,0,0,0,0,0};</text:span></text:p>
          <text:p text:style-name="P3"><text:span text:style-name="T2"><text:tab/><text:tab/>answers[6]=row6;</text:span></text:p>
          <text:p text:style-name="P3"><text:span text:style-name="T2"><text:tab/><text:tab/>double[] row7 = {0,0,0,0,0,0,0,1,0,0,0,0,0,0,0,0,0,0,0,0};</text:span></text:p>
          <text:p text:style-name="P3"><text:span text:style-name="T2"><text:tab/><text:tab/>answers[7]=row7;</text:span></text:p>
          <text:p text:style-name="P3"><text:span text:style-name="T2"><text:tab/><text:tab/>double[] row8 = {0,0,0,0,0,0,0,0,1,0,0,0,0,0,0,0,0,0,0,0};</text:span></text:p>
          <text:p text:style-name="P3"><text:span text:style-name="T2"><text:tab/><text:tab/>answers[8]=row8;</text:span></text:p>
          <text:p text:style-name="P3"><text:span text:style-name="T2"><text:tab/><text:tab/>double[] row9 = {0,0,0,0,0,0,0,0,0,1,0,0,0,0,0,0,0,0,0,0};</text:span></text:p>
          <text:p text:style-name="P3"><text:span text:style-name="T2"><text:tab/><text:tab/>answers[9]=row9;</text:span></text:p>
          <text:p text:style-name="P3"><text:span text:style-name="T2"><text:tab/><text:tab/>double[] row10 = {0,0,0,0,0,0,0,0,0,0,1,0,0,0,0,0,0,0,0,0};</text:span></text:p>
          <text:p text:style-name="P3"><text:span text:style-name="T2"><text:tab/><text:tab/>answers[10]=row10;</text:span></text:p>
          <text:p text:style-name="P3"><text:span text:style-name="T2"><text:tab/><text:tab/>double[] row11 = {0,0,0,0,0,0,0,0,0,0,0,1,0,0,0,0,0,0,0,0};</text:span></text:p>
          <text:p text:style-name="P3"><text:span text:style-name="T2"><text:tab/><text:tab/>answers[11]=row11;</text:span></text:p>
          <text:p text:style-name="P3"><text:span text:style-name="T2"><text:tab/><text:tab/>double[] row12 = {0,0,0,0,0,0,0,0,0,0,0,0,1,0,0,0,0,0,0,0};</text:span></text:p>
          <text:p text:style-name="P3"><text:span text:style-name="T2"><text:tab/><text:tab/>answers[12]=row12;</text:span></text:p>
          <text:p text:style-name="P3"><text:span text:style-name="T2"><text:tab/><text:tab/>double[] row13 = {0,0,0,0,0,0,0,0,0,0,0,0,0,1,0,0,0,0,0,0};</text:span></text:p>
          <text:p text:style-name="P3"><text:soft-page-break/><text:span text:style-name="T2"><text:tab/><text:tab/>answers[13]=row13;</text:span></text:p>
          <text:p text:style-name="P3"><text:span text:style-name="T2"><text:tab/><text:tab/>double[] row14 = {0,0,0,0,0,0,0,0,0,0,0,0,0,0,1,0,0,0,0,0};</text:span></text:p>
          <text:p text:style-name="P3"><text:span text:style-name="T2"><text:tab/><text:tab/>answers[14]=row14;</text:span></text:p>
          <text:p text:style-name="P3"><text:span text:style-name="T2"><text:tab/><text:tab/>double[] row15 = {0,0,0,0,0,0,0,0,0,0,0,0,0,0,0,1,0,0,0,0};</text:span></text:p>
          <text:p text:style-name="P3"><text:span text:style-name="T2"><text:tab/><text:tab/>answers[15]=row15;</text:span></text:p>
          <text:p text:style-name="P3"><text:span text:style-name="T2"><text:tab/><text:tab/>double[] row16 = {0,0,0,0,0,0,0,0,0,0,0,0,0,0,0,0,1,0,0,0};</text:span></text:p>
          <text:p text:style-name="P3"><text:span text:style-name="T2"><text:tab/><text:tab/>answers[16]=row16;</text:span></text:p>
          <text:p text:style-name="P3"><text:span text:style-name="T2"><text:tab/><text:tab/>double[] row17 = {0,0,0,0,0,0,0,0,0,0,0,0,0,0,0,0,0,1,0,0};</text:span></text:p>
          <text:p text:style-name="P3"><text:span text:style-name="T2"><text:tab/><text:tab/>answers[17]=row17;</text:span></text:p>
          <text:p text:style-name="P3"><text:span text:style-name="T2"><text:tab/><text:tab/>double[] row18 = {0,0,0,0,0,0,0,0,0,0,0,0,0,0,0,0,0,0,1,0};</text:span></text:p>
          <text:p text:style-name="P3"><text:span text:style-name="T2"><text:tab/><text:tab/>answers[18]=row18;</text:span></text:p>
          <text:p text:style-name="P3"><text:span text:style-name="T2"><text:tab/><text:tab/>double[] row19 = {0,0,0,0,0,0,0,0,0,0,0,0,0,0,0,0,0,0,0,1};</text:span></text:p>
          <text:p text:style-name="P3"><text:span text:style-name="T2"><text:tab/><text:tab/>answers[19]=row19;</text:span></text:p>
          <text:p text:style-name="P3"><text:span text:style-name="T2"><text:tab/>}</text:span></text:p>
          <text:p text:style-name="P3"><text:span text:style-name="T2"><text:tab/>private static void setVectorsSecondLayer(double[] firstLayerAnswers, perc2[] secondLayer) {</text:span></text:p>
          <text:p text:style-name="P3"><text:span text:style-name="T2"><text:tab/><text:tab/>// TODO Auto-generated method stub</text:span></text:p>
          <text:p text:style-name="P3"><text:span text:style-name="T2"><text:tab/><text:tab/>for(int i=0;i&lt;5;i++) {</text:span></text:p>
          <text:p text:style-name="P3"><text:span text:style-name="T2"><text:tab/><text:tab/><text:tab/>secondLayer[i].setVector(firstLayerAnswers);</text:span></text:p>
          <text:p text:style-name="P3"><text:span text:style-name="T2"><text:tab/><text:tab/>}</text:span></text:p>
          <text:p text:style-name="P3"><text:span text:style-name="T2"><text:tab/>}</text:span></text:p>
          <text:p text:style-name="P3"><text:span text:style-name="T2"><text:tab/>public static void createWectors(double[][] all) {</text:span></text:p>
          <text:p text:style-name="P3"><text:span text:style-name="T2"><text:tab/><text:tab/>double[] A={0,1,1,0,1,0,0,1,1,1,1,1,1,0,0,1,1,0,0,1};</text:span></text:p>
          <text:p text:style-name="P3"><text:span text:style-name="T2"><text:tab/><text:tab/>double[] B={1,1,1,0,1,0,0,1,1,1,1,0,1,0,0,1,1,1,1,0};</text:span></text:p>
          <text:p text:style-name="P3"><text:span text:style-name="T2"><text:tab/><text:tab/>double[] C={0,1,1,0,1,0,0,1,1,0,0,0,1,0,0,1,0,1,1,0};</text:span></text:p>
          <text:p text:style-name="P3"><text:span text:style-name="T2"><text:tab/><text:tab/>double[] D={1,1,1,0,1,0,0,1,1,0,0,1,1,0,0,1,1,1,1,0};</text:span></text:p>
          <text:p text:style-name="P3"><text:span text:style-name="T2"><text:tab/><text:tab/>double[] E={1,1,1,1,1,0,0,0,1,1,1,1,1,0,0,0,1,1,1,1};</text:span></text:p>
          <text:p text:style-name="P3"><text:span text:style-name="T2"><text:tab/><text:tab/>double[] F={1,1,1,1,1,0,0,0,1,1,1,0,1,0,0,0,1,0,0,0};</text:span></text:p>
          <text:p text:style-name="P3"><text:span text:style-name="T2"><text:tab/><text:tab/>double[] G={0,1,1,0,1,0,0,0,1,0,1,0,1,0,0,1,0,1,1,0};</text:span></text:p>
          <text:p text:style-name="P3"><text:span text:style-name="T2"><text:tab/><text:tab/>double[] H={1,0,0,1,1,0,0,1,1,1,1,1,1,0,0,1,1,0,0,1};</text:span></text:p>
          <text:p text:style-name="P3"><text:span text:style-name="T2"><text:tab/><text:tab/>double[] I={0,1,1,0,0,1,1,0,0,1,1,0,0,1,1,0,0,1,1,0};</text:span></text:p>
          <text:p text:style-name="P3"><text:span text:style-name="T2"><text:tab/><text:tab/>double[] J={0,1,1,1,0,0,0,1,0,0,0,1,0,0,0,1,1,1,1,0};</text:span></text:p>
          <text:p text:style-name="P3"><text:span text:style-name="T2"><text:tab/><text:tab/>double[] a={0,0,0,0,0,0,0,0,0,1,1,0,1,0,1,0,0,1,1,0};<text:tab/><text:tab/></text:span></text:p>
          <text:p text:style-name="P3"><text:span text:style-name="T2"><text:tab/><text:tab/>double[] b={0,0,0,0,1,0,0,0,1,1,0,0,1,0,1,0,0,1,0,0};</text:span></text:p>
          <text:p text:style-name="P3"><text:span text:style-name="T2"><text:tab/><text:tab/>double[] c={0,0,0,0,0,0,0,0,0,0,1,0,0,1,0,0,0,0,1,0};</text:span></text:p>
          <text:p text:style-name="P3"><text:span text:style-name="T2"><text:tab/><text:tab/>double[] d={0,0,0,0,0,0,1,0,0,1,1,0,1,0,1,0,0,1,1,0};</text:span></text:p>
          <text:p text:style-name="P3"><text:span text:style-name="T2"><text:tab/><text:tab/>double[] e={0,0,0,0,0,1,0,0,1,0,1,0,1,0,0,0,0,1,1,0};</text:span></text:p>
          <text:p text:style-name="P3"><text:span text:style-name="T2"><text:tab/><text:tab/>double[] f={0,0,0,0,0,1,1,0,1,0,0,0,1,1,0,0,1,0,0,0};</text:span></text:p>
          <text:p text:style-name="P3"><text:span text:style-name="T2"><text:tab/><text:tab/>double[] g={0,0,0,0,0,1,0,0,1,0,1,0,0,0,1,0,0,1,0,0};</text:span></text:p>
          <text:p text:style-name="P3"><text:span text:style-name="T2"><text:tab/><text:tab/>double[] h={0,0,0,0,1,0,0,0,1,0,0,0,1,1,1,0,1,0,1,0};</text:span></text:p>
          <text:p text:style-name="P3"><text:span text:style-name="T2"><text:tab/><text:tab/>double[] i={0,0,0,0,0,1,0,0,0,0,0,0,0,1,0,0,0,1,0,0};</text:span></text:p>
          <text:p text:style-name="P3"><text:span text:style-name="T2"><text:tab/><text:tab/>double[] j={0,0,0,0,0,0,1,0,0,0,1,0,0,0,1,0,0,1,0,0};</text:span></text:p>
          <text:p text:style-name="P3"><text:span text:style-name="T2"><text:tab/><text:tab/>all[0]=A;</text:span></text:p>
          <text:p text:style-name="P3"><text:span text:style-name="T2"><text:tab/><text:tab/>all[1]=B;</text:span></text:p>
          <text:p text:style-name="P3"><text:span text:style-name="T2"><text:tab/><text:tab/>all[2]=C;</text:span></text:p>
          <text:p text:style-name="P3"><text:span text:style-name="T2"><text:tab/><text:tab/>all[3]=D;</text:span></text:p>
          <text:p text:style-name="P3"><text:span text:style-name="T2"><text:tab/><text:tab/>all[4]=E;</text:span></text:p>
          <text:p text:style-name="P3"><text:span text:style-name="T2"><text:tab/><text:tab/>all[5]=F;</text:span></text:p>
          <text:p text:style-name="P3"><text:span text:style-name="T2"><text:tab/><text:tab/>all[6]=G;</text:span></text:p>
          <text:p text:style-name="P3"><text:span text:style-name="T2"><text:tab/><text:tab/>all[7]=H;</text:span></text:p>
          <text:p text:style-name="P3"><text:span text:style-name="T2"><text:tab/><text:tab/>all[8]=I;</text:span></text:p>
          <text:p text:style-name="P3"><text:span text:style-name="T2"><text:tab/><text:tab/>all[9]=J;</text:span></text:p>
          <text:p text:style-name="P3"><text:span text:style-name="T2"><text:tab/><text:tab/>all[10]=a;</text:span></text:p>
          <text:p text:style-name="P3"><text:span text:style-name="T2"><text:tab/><text:tab/>all[11]=b;</text:span></text:p>
          <text:p text:style-name="P3"><text:span text:style-name="T2"><text:tab/><text:tab/>all[12]=c;</text:span></text:p>
          <text:p text:style-name="P3"><text:span text:style-name="T2"><text:tab/><text:tab/>all[13]=d;</text:span></text:p>
          <text:p text:style-name="P3"><text:span text:style-name="T2"><text:tab/><text:tab/>all[14]=e;</text:span></text:p>
          <text:p text:style-name="P3"><text:span text:style-name="T2"><text:tab/><text:tab/>all[15]=f;</text:span></text:p>
          <text:p text:style-name="P3"><text:span text:style-name="T2"><text:tab/><text:tab/>all[16]=g;</text:span></text:p>
          <text:p text:style-name="P3"><text:span text:style-name="T2"><text:tab/><text:tab/>all[17]=h;</text:span></text:p>
          <text:p text:style-name="P3"><text:span text:style-name="T2"><text:tab/><text:tab/>all[18]=i;</text:span></text:p>
          <text:p text:style-name="P3"><text:span text:style-name="T2"><text:tab/><text:tab/>all[19]=j;</text:span></text:p>
          <text:p text:style-name="P3"><text:span text:style-name="T2"><text:tab/>}</text:span></text:p>
          <text:p text:style-name="P3"><text:span text:style-name="T2"><text:tab/>public static int setVectorsFirstLayer(perc1[] firstLayer, double[]</text:span><text:soft-page-break/><text:span text:style-name="T2">[] all, Random rand) {</text:span></text:p>
          <text:p text:style-name="P3"><text:span text:style-name="T2"><text:tab/><text:tab/>int wejscie = rand.nextInt(20);</text:span></text:p>
          <text:p text:style-name="P3"><text:span text:style-name="T2"><text:tab/><text:tab/>System.out.println("Podaje na wejscie wektor: "+wejscie);</text:span></text:p>
          <text:p text:style-name="P3"><text:span text:style-name="T2"><text:tab/><text:tab/>for(int i=0;i&lt;20;i++) {</text:span></text:p>
          <text:p text:style-name="P3"><text:span text:style-name="T2"><text:tab/><text:tab/><text:tab/>double w1 = all[wejscie][i];</text:span></text:p>
          <text:p text:style-name="P3"><text:span text:style-name="T2"><text:tab/><text:tab/><text:tab/>firstLayer[i].setVariable(w1);</text:span></text:p>
          <text:p text:style-name="P3"><text:span text:style-name="T2"><text:tab/><text:tab/>}</text:span></text:p>
          <text:p text:style-name="P3"><text:span text:style-name="T2"><text:tab/><text:tab/>return wejscie;</text:span></text:p>
          <text:p text:style-name="P3"><text:span text:style-name="T2"><text:tab/>}</text:span></text:p>
          <text:p text:style-name="P3"><text:span text:style-name="T2">}<text:line-break/><text:line-break/></text:span></text:p>
        </text:list-item>
      </text:list>
      <text:p text:style-name="P4"><text:span text:style-name="T4">Perceptron 1:</text:span></text:p>
      <text:p text:style-name="P5"><text:span text:style-name="T5">import</text:span><text:span text:style-name="T1"> java.util.Random;</text:span></text:p>
      <text:p text:style-name="P7"/>
      <text:p text:style-name="P7"><text:span text:style-name="T5">public</text:span><text:span text:style-name="T1"> </text:span><text:span text:style-name="T5">class</text:span><text:span text:style-name="T1"> perc1 {</text:span></text:p>
      <text:p text:style-name="P7"><text:span text:style-name="T1"><text:tab/>Random </text:span><text:span text:style-name="T6">random</text:span><text:span text:style-name="T1"> = </text:span><text:span text:style-name="T5">new</text:span><text:span text:style-name="T1"> Random();</text:span></text:p>
      <text:p text:style-name="P7"><text:span text:style-name="T1"><text:tab/></text:span><text:span text:style-name="T5">private</text:span><text:span text:style-name="T1"> </text:span><text:span text:style-name="T5">double</text:span><text:span text:style-name="T1"> </text:span><text:span text:style-name="T6">sum</text:span><text:span text:style-name="T1"> = 0;</text:span></text:p>
      <text:p text:style-name="P7"><text:span text:style-name="T1"><text:tab/></text:span><text:span text:style-name="T5">private</text:span><text:span text:style-name="T1"> </text:span><text:span text:style-name="T5">double</text:span><text:span text:style-name="T1"> </text:span><text:span text:style-name="T6">variable</text:span><text:span text:style-name="T1">;</text:span></text:p>
      <text:p text:style-name="P7"><text:span text:style-name="T1"><text:tab/></text:span><text:span text:style-name="T5">private</text:span><text:span text:style-name="T1"> </text:span><text:span text:style-name="T5">double</text:span><text:span text:style-name="T1"> </text:span><text:span text:style-name="T6">weight</text:span><text:span text:style-name="T1">;</text:span></text:p>
      <text:p text:style-name="P6"><text:tab/></text:p>
      <text:p text:style-name="P7"><text:span text:style-name="T1"><text:tab/></text:span><text:span text:style-name="T5">public</text:span><text:span text:style-name="T1"> perc1() {</text:span></text:p>
      <text:p text:style-name="P7"><text:span text:style-name="T1"><text:tab/><text:tab/></text:span><text:span text:style-name="T6">weight</text:span><text:span text:style-name="T1"> = </text:span><text:span text:style-name="T6">random</text:span><text:span text:style-name="T1">.nextDouble()*2-1;</text:span></text:p>
      <text:p text:style-name="P6"><text:tab/>}</text:p>
      <text:p text:style-name="P6"><text:tab/></text:p>
      <text:p text:style-name="P7"><text:span text:style-name="T1"><text:tab/></text:span><text:span text:style-name="T5">public</text:span><text:span text:style-name="T1"> </text:span><text:span text:style-name="T5">void</text:span><text:span text:style-name="T1"> setVariable(</text:span><text:span text:style-name="T5">double</text:span><text:span text:style-name="T1"> </text:span><text:span text:style-name="T7">w1</text:span><text:span text:style-name="T1">) {</text:span></text:p>
      <text:p text:style-name="P7"><text:span text:style-name="T1"><text:tab/><text:tab/></text:span><text:span text:style-name="T5">this</text:span><text:span text:style-name="T1">.</text:span><text:span text:style-name="T6">variable</text:span><text:span text:style-name="T1">=</text:span><text:span text:style-name="T7">w1</text:span><text:span text:style-name="T1">;</text:span></text:p>
      <text:p text:style-name="P6"><text:tab/>}</text:p>
      <text:p text:style-name="P6"><text:tab/></text:p>
      <text:p text:style-name="P7"><text:span text:style-name="T1"><text:tab/></text:span><text:span text:style-name="T5">public</text:span><text:span text:style-name="T1"> </text:span><text:span text:style-name="T5">double</text:span><text:span text:style-name="T1"> sum() {</text:span></text:p>
      <text:p text:style-name="P7"><text:span text:style-name="T1"><text:tab/><text:tab/></text:span><text:span text:style-name="T6">sum</text:span><text:span text:style-name="T1">= </text:span><text:span text:style-name="T6">variable</text:span><text:span text:style-name="T1"> * </text:span><text:span text:style-name="T6">weight</text:span><text:span text:style-name="T1">;</text:span></text:p>
      <text:p text:style-name="P7"><text:span text:style-name="T1"><text:tab/><text:tab/></text:span><text:span text:style-name="T5">return</text:span><text:span text:style-name="T1"> </text:span><text:span text:style-name="T6">sum</text:span><text:span text:style-name="T1">;</text:span></text:p>
      <text:p text:style-name="P6"><text:tab/>}</text:p>
      <text:p text:style-name="P6"><text:tab/></text:p>
      <text:p text:style-name="P7"><text:span text:style-name="T1"><text:tab/></text:span><text:span text:style-name="T5">public</text:span><text:span text:style-name="T1"> </text:span><text:span text:style-name="T5">void</text:span><text:span text:style-name="T1"> updateWeight(</text:span><text:span text:style-name="T5">double</text:span><text:span text:style-name="T1"> </text:span><text:span text:style-name="T7">weight</text:span><text:span text:style-name="T1">) {</text:span></text:p>
      <text:p text:style-name="P7"><text:span text:style-name="T1"><text:tab/><text:tab/></text:span><text:span text:style-name="T5">this</text:span><text:span text:style-name="T1">.</text:span><text:span text:style-name="T6">weight</text:span><text:span text:style-name="T1"> = </text:span><text:span text:style-name="T7">weight</text:span><text:span text:style-name="T1">;</text:span></text:p>
      <text:p text:style-name="P6"><text:tab/>}</text:p>
      <text:p text:style-name="P6"><text:tab/></text:p>
      <text:p text:style-name="P7"><text:span text:style-name="T1"><text:tab/></text:span><text:span text:style-name="T5">public</text:span><text:span text:style-name="T1"> </text:span><text:span text:style-name="T5">double</text:span><text:span text:style-name="T1"> getWeight() {</text:span></text:p>
      <text:p text:style-name="P7"><text:span text:style-name="T1"><text:tab/><text:tab/></text:span><text:span text:style-name="T5">return</text:span><text:span text:style-name="T1"> </text:span><text:span text:style-name="T6">weight</text:span><text:span text:style-name="T1">;</text:span></text:p>
      <text:p text:style-name="P6"><text:tab/>}</text:p>
      <text:p text:style-name="P7"><text:span text:style-name="T1"><text:tab/></text:span><text:span text:style-name="T5">public</text:span><text:span text:style-name="T1"> </text:span><text:span text:style-name="T5">double</text:span><text:span text:style-name="T1"> getSuma() {</text:span></text:p>
      <text:p text:style-name="P7"><text:span text:style-name="T1"><text:tab/><text:tab/></text:span><text:span text:style-name="T5">return</text:span><text:span text:style-name="T1"> </text:span><text:span text:style-name="T6">sum</text:span><text:span text:style-name="T1">;</text:span></text:p>
      <text:p text:style-name="P6"><text:tab/>}</text:p>
      <text:p text:style-name="P6">}</text:p>
      <text:p text:style-name="P4"><text:span text:style-name="T4"/></text:p>
      <text:p text:style-name="P4"><text:span text:style-name="T4">Perceptron 2:</text:span></text:p>
      <text:p text:style-name="P5"><text:span text:style-name="T5">import</text:span><text:span text:style-name="T1"> java.util.Random;</text:span></text:p>
      <text:p text:style-name="P7"/>
      <text:p text:style-name="P7"><text:span text:style-name="T5">public</text:span><text:span text:style-name="T1"> </text:span><text:span text:style-name="T5">class</text:span><text:span text:style-name="T1"> perc2 {</text:span></text:p>
      <text:p text:style-name="P7"><text:span text:style-name="T1"><text:tab/>Random </text:span><text:span text:style-name="T6">rand</text:span><text:span text:style-name="T1"> = </text:span><text:span text:style-name="T5">new</text:span><text:span text:style-name="T1"> Random();</text:span></text:p>
      <text:p text:style-name="P7"><text:span text:style-name="T1"><text:tab/></text:span><text:span text:style-name="T5">private</text:span><text:span text:style-name="T1"> </text:span><text:span text:style-name="T5">double</text:span><text:span text:style-name="T1"> </text:span><text:span text:style-name="T6">suma</text:span><text:span text:style-name="T1">;</text:span></text:p>
      <text:p text:style-name="P7"><text:span text:style-name="T1"><text:tab/></text:span><text:span text:style-name="T5">double</text:span><text:span text:style-name="T1">[] </text:span><text:span text:style-name="T6">wector</text:span><text:span text:style-name="T1">;</text:span></text:p>
      <text:p text:style-name="P7"><text:span text:style-name="T1"><text:tab/></text:span><text:span text:style-name="T5">double</text:span><text:span text:style-name="T1">[] </text:span><text:span text:style-name="T6">weights</text:span><text:span text:style-name="T1">;</text:span></text:p>
      <text:p text:style-name="P6"><text:tab/></text:p>
      <text:p text:style-name="P7"><text:span text:style-name="T1"><text:tab/></text:span><text:span text:style-name="T5">public</text:span><text:span text:style-name="T1"> perc2(</text:span><text:span text:style-name="T5">int</text:span><text:span text:style-name="T1"> </text:span><text:span text:style-name="T7">ilosc</text:span><text:span text:style-name="T1">) {</text:span></text:p>
      <text:p text:style-name="P7"><text:span text:style-name="T1"><text:tab/><text:tab/></text:span><text:span text:style-name="T6">weights</text:span><text:span text:style-name="T1">=</text:span><text:span text:style-name="T5">new</text:span><text:span text:style-name="T1"> </text:span><text:span text:style-name="T5">double</text:span><text:span text:style-name="T1">[</text:span><text:span text:style-name="T7">ilosc</text:span><text:span text:style-name="T1">];</text:span></text:p>
      <text:p text:style-name="P7"><text:span text:style-name="T1"><text:tab/><text:tab/></text:span><text:span text:style-name="T5">for</text:span><text:span text:style-name="T1">(</text:span><text:span text:style-name="T5">int</text:span><text:span text:style-name="T1"> </text:span><text:span text:style-name="T7">i</text:span><text:span text:style-name="T1">=0;</text:span><text:span text:style-name="T7">i</text:span><text:span text:style-name="T1">&lt;</text:span><text:span text:style-name="T7">ilosc</text:span><text:span text:style-name="T1">;</text:span><text:span text:style-name="T7">i</text:span><text:span text:style-name="T1">++) {</text:span></text:p>
      <text:p text:style-name="P7"><text:span text:style-name="T1"><text:tab/><text:tab/><text:tab/></text:span><text:span text:style-name="T6">weights</text:span><text:span text:style-name="T1">[</text:span><text:span text:style-name="T7">i</text:span><text:span text:style-name="T1">]=</text:span><text:span text:style-name="T6">rand</text:span><text:span text:style-name="T1">.nextDouble()*2-1;</text:span></text:p>
      <text:p text:style-name="P6"><text:tab/><text:tab/>}</text:p>
      <text:p text:style-name="P6"><text:tab/>}</text:p>
      <text:p text:style-name="P6"><text:tab/></text:p>
      <text:p text:style-name="P7"><text:soft-page-break/><text:span text:style-name="T1"><text:tab/></text:span><text:span text:style-name="T5">public</text:span><text:span text:style-name="T1"> </text:span><text:span text:style-name="T5">void</text:span><text:span text:style-name="T1"> setVector(</text:span><text:span text:style-name="T5">double</text:span><text:span text:style-name="T1">[] </text:span><text:span text:style-name="T7">vector</text:span><text:span text:style-name="T1">) {</text:span></text:p>
      <text:p text:style-name="P7"><text:span text:style-name="T1"><text:tab/><text:tab/></text:span><text:span text:style-name="T5">this</text:span><text:span text:style-name="T1">.</text:span><text:span text:style-name="T6">wector</text:span><text:span text:style-name="T1">=</text:span><text:span text:style-name="T7">vector</text:span><text:span text:style-name="T1">;</text:span></text:p>
      <text:p text:style-name="P6"><text:tab/>}</text:p>
      <text:p text:style-name="P7"><text:span text:style-name="T1"><text:tab/></text:span><text:span text:style-name="T5">public</text:span><text:span text:style-name="T1"> </text:span><text:span text:style-name="T5">double</text:span><text:span text:style-name="T1"> sum() {</text:span></text:p>
      <text:p text:style-name="P7"><text:span text:style-name="T1"><text:tab/><text:tab/></text:span><text:span text:style-name="T6">suma</text:span><text:span text:style-name="T1">=0;</text:span></text:p>
      <text:p text:style-name="P7"><text:span text:style-name="T1"><text:tab/><text:tab/></text:span><text:span text:style-name="T5">for</text:span><text:span text:style-name="T1">(</text:span><text:span text:style-name="T5">int</text:span><text:span text:style-name="T1"> </text:span><text:span text:style-name="T7">i</text:span><text:span text:style-name="T1">=0;</text:span><text:span text:style-name="T7">i</text:span><text:span text:style-name="T1">&lt;</text:span><text:span text:style-name="T6">weights</text:span><text:span text:style-name="T1">.</text:span><text:span text:style-name="T6">length</text:span><text:span text:style-name="T1">;</text:span><text:span text:style-name="T7">i</text:span><text:span text:style-name="T1">++) {</text:span></text:p>
      <text:p text:style-name="P7"><text:span text:style-name="T1"><text:tab/><text:tab/><text:tab/></text:span><text:span text:style-name="T6">suma</text:span><text:span text:style-name="T1">+=</text:span><text:span text:style-name="T6">wector</text:span><text:span text:style-name="T1">[</text:span><text:span text:style-name="T7">i</text:span><text:span text:style-name="T1">]*</text:span><text:span text:style-name="T6">weights</text:span><text:span text:style-name="T1">[</text:span><text:span text:style-name="T7">i</text:span><text:span text:style-name="T1">];</text:span></text:p>
      <text:p text:style-name="P6"><text:tab/><text:tab/>}</text:p>
      <text:p text:style-name="P7"><text:span text:style-name="T1"><text:tab/><text:tab/></text:span><text:span text:style-name="T5">return</text:span><text:span text:style-name="T1"> </text:span><text:span text:style-name="T6">suma</text:span><text:span text:style-name="T1">;</text:span></text:p>
      <text:p text:style-name="P6"><text:tab/>}</text:p>
      <text:p text:style-name="P7"><text:span text:style-name="T1"><text:tab/></text:span><text:span text:style-name="T5">public</text:span><text:span text:style-name="T1"> </text:span><text:span text:style-name="T5">double</text:span><text:span text:style-name="T1"> getSuma() {</text:span></text:p>
      <text:p text:style-name="P7"><text:span text:style-name="T1"><text:tab/><text:tab/></text:span><text:span text:style-name="T5">return</text:span><text:span text:style-name="T1"> </text:span><text:span text:style-name="T6">suma</text:span><text:span text:style-name="T1">;</text:span></text:p>
      <text:p text:style-name="P6"><text:tab/>}</text:p>
      <text:p text:style-name="P7"><text:span text:style-name="T1"><text:tab/></text:span><text:span text:style-name="T5">public</text:span><text:span text:style-name="T1"> </text:span><text:span text:style-name="T5">double</text:span><text:span text:style-name="T1">[] getWeights() {</text:span></text:p>
      <text:p text:style-name="P7"><text:span text:style-name="T1"><text:tab/><text:tab/></text:span><text:span text:style-name="T5">return</text:span><text:span text:style-name="T1"> </text:span><text:span text:style-name="T6">weights</text:span><text:span text:style-name="T1">;</text:span></text:p>
      <text:p text:style-name="P6"><text:tab/>}</text:p>
      <text:p text:style-name="P7"><text:span text:style-name="T1"><text:tab/></text:span><text:span text:style-name="T5">public</text:span><text:span text:style-name="T1"> </text:span><text:span text:style-name="T5">void</text:span><text:span text:style-name="T1"> setWeight(</text:span><text:span text:style-name="T5">int</text:span><text:span text:style-name="T1"> </text:span><text:span text:style-name="T7">index</text:span><text:span text:style-name="T1">, </text:span><text:span text:style-name="T5">double</text:span><text:span text:style-name="T1"> </text:span><text:span text:style-name="T7">weight</text:span><text:span text:style-name="T1">) {</text:span></text:p>
      <text:p text:style-name="P7"><text:span text:style-name="T1"><text:tab/><text:tab/></text:span><text:span text:style-name="T5">this</text:span><text:span text:style-name="T1">.</text:span><text:span text:style-name="T6">weights</text:span><text:span text:style-name="T1">[</text:span><text:span text:style-name="T7">index</text:span><text:span text:style-name="T1">]=</text:span><text:span text:style-name="T7">weight</text:span><text:span text:style-name="T1">;</text:span></text:p>
      <text:p text:style-name="P6"><text:tab/>}</text:p>
      <text:p text:style-name="P6">}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d</meta:initial-creator>
    <meta:creation-date>2017-12-04T23:01:18.53</meta:creation-date>
    <dc:date>2017-12-04T23:30:43.01</dc:date>
    <dc:creator>d d</dc:creator>
    <meta:editing-duration>PT29M24S</meta:editing-duration>
    <meta:editing-cycles>17</meta:editing-cycles>
    <meta:generator>OpenOffice/4.1.4$Win32 OpenOffice.org_project/414m5$Build-9788</meta:generator>
    <meta:document-statistic meta:table-count="0" meta:image-count="0" meta:object-count="0" meta:page-count="13" meta:paragraph-count="578" meta:word-count="4099" meta:character-count="29777"/>
  </office:meta>
</office:document-meta>
</file>